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3.274cm"/>
    </style:style>
    <style:style style:name="co3" style:family="table-column">
      <style:table-column-properties fo:break-before="auto" style:column-width="2.891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2.75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float" office:value="1990">
            <text:p>1990</text:p>
          </table:table-cell>
          <table:table-cell office:value-type="float" office:value="1030.48">
            <text:p>1030.48</text:p>
          </table:table-cell>
          <table:table-cell table:formula="of:=[.B1]-[.$B$1]" office:value-type="float" office:value="0">
            <text:p>0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9.19">
            <text:p>89.19</text:p>
          </table:table-cell>
          <table:table-cell>
            <draw:frame table:end-cell-address="Tabelle1.O21" table:end-x="0.293cm" table:end-y="0.067cm" draw:z-index="0" draw:style-name="gr1" draw:text-style-name="P1" svg:width="15.999cm" svg:height="8.999cm" svg:x="0.101cm" svg:y="0.1cm">
              <draw:object draw:notify-on-update-of-ranges="Tabelle1.C1:Tabelle1.C183 Tabelle1.G1:Tabelle1.G18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1031">
            <text:p>1031</text:p>
          </table:table-cell>
          <table:table-cell table:formula="of:=[.B2]-[.$B$1]" office:value-type="float" office:value="0.519999999999982">
            <text:p>0.5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9.19">
            <text:p>89.19</text:p>
          </table:table-cell>
          <table:table-cell/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1031.51">
            <text:p>1031.51</text:p>
          </table:table-cell>
          <table:table-cell table:formula="of:=[.B3]-[.$B$1]" office:value-type="float" office:value="1.02999999999997">
            <text:p>1.03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9.19">
            <text:p>89.19</text:p>
          </table:table-cell>
          <table:table-cell/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1032.03">
            <text:p>1032.03</text:p>
          </table:table-cell>
          <table:table-cell table:formula="of:=[.B4]-[.$B$1]" office:value-type="float" office:value="1.54999999999995">
            <text:p>1.55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9.19">
            <text:p>89.19</text:p>
          </table:table-cell>
          <table:table-cell/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1032.55">
            <text:p>1032.55</text:p>
          </table:table-cell>
          <table:table-cell table:formula="of:=[.B5]-[.$B$1]" office:value-type="float" office:value="2.06999999999994">
            <text:p>2.07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9.25">
            <text:p>89.25</text:p>
          </table:table-cell>
          <table:table-cell/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1033.07">
            <text:p>1033.07</text:p>
          </table:table-cell>
          <table:table-cell table:formula="of:=[.B6]-[.$B$1]" office:value-type="float" office:value="2.58999999999992">
            <text:p>2.5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9.25">
            <text:p>89.25</text:p>
          </table:table-cell>
          <table:table-cell/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1033.58">
            <text:p>1033.58</text:p>
          </table:table-cell>
          <table:table-cell table:formula="of:=[.B7]-[.$B$1]" office:value-type="float" office:value="3.09999999999991">
            <text:p>3.1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9.25">
            <text:p>89.25</text:p>
          </table:table-cell>
          <table:table-cell/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1034.1">
            <text:p>1034.1</text:p>
          </table:table-cell>
          <table:table-cell table:formula="of:=[.B8]-[.$B$1]" office:value-type="float" office:value="3.61999999999989">
            <text:p>3.6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9.19">
            <text:p>89.19</text:p>
          </table:table-cell>
          <table:table-cell/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034.62">
            <text:p>1034.62</text:p>
          </table:table-cell>
          <table:table-cell table:formula="of:=[.B9]-[.$B$1]" office:value-type="float" office:value="4.13999999999987">
            <text:p>4.1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9.12">
            <text:p>89.12</text:p>
          </table:table-cell>
          <table:table-cell/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1035.14">
            <text:p>1035.14</text:p>
          </table:table-cell>
          <table:table-cell table:formula="of:=[.B10]-[.$B$1]" office:value-type="float" office:value="4.66000000000008">
            <text:p>4.66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35.66">
            <text:p>1035.66</text:p>
          </table:table-cell>
          <table:table-cell table:formula="of:=[.B11]-[.$B$1]" office:value-type="float" office:value="5.18000000000006">
            <text:p>5.18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8.81">
            <text:p>88.81</text:p>
          </table:table-cell>
          <table:table-cell/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1036.17">
            <text:p>1036.17</text:p>
          </table:table-cell>
          <table:table-cell table:formula="of:=[.B12]-[.$B$1]" office:value-type="float" office:value="5.69000000000005">
            <text:p>5.6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8.56">
            <text:p>88.56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1036.69">
            <text:p>1036.69</text:p>
          </table:table-cell>
          <table:table-cell table:formula="of:=[.B13]-[.$B$1]" office:value-type="float" office:value="6.21000000000004">
            <text:p>6.21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8.25">
            <text:p>88.25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37.21">
            <text:p>1037.21</text:p>
          </table:table-cell>
          <table:table-cell table:formula="of:=[.B14]-[.$B$1]" office:value-type="float" office:value="6.73000000000002">
            <text:p>6.73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94">
            <text:p>87.94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037.72">
            <text:p>1037.72</text:p>
          </table:table-cell>
          <table:table-cell table:formula="of:=[.B15]-[.$B$1]" office:value-type="float" office:value="7.24000000000001">
            <text:p>7.2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7.56">
            <text:p>87.56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1038.24">
            <text:p>1038.24</text:p>
          </table:table-cell>
          <table:table-cell table:formula="of:=[.B16]-[.$B$1]" office:value-type="float" office:value="7.75999999999999">
            <text:p>7.76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7.12">
            <text:p>87.12</text:p>
          </table:table-cell>
          <table:table-cell/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1038.76">
            <text:p>1038.76</text:p>
          </table:table-cell>
          <table:table-cell table:formula="of:=[.B17]-[.$B$1]" office:value-type="float" office:value="8.27999999999997">
            <text:p>8.28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6.69">
            <text:p>86.69</text:p>
          </table:table-cell>
          <table:table-cell/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1039.28">
            <text:p>1039.28</text:p>
          </table:table-cell>
          <table:table-cell table:formula="of:=[.B18]-[.$B$1]" office:value-type="float" office:value="8.79999999999995">
            <text:p>8.8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6.19">
            <text:p>86.19</text:p>
          </table:table-cell>
          <table:table-cell/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039.8">
            <text:p>1039.8</text:p>
          </table:table-cell>
          <table:table-cell table:formula="of:=[.B19]-[.$B$1]" office:value-type="float" office:value="9.31999999999994">
            <text:p>9.3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85.69">
            <text:p>85.69</text:p>
          </table:table-cell>
          <table:table-cell/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040.31">
            <text:p>1040.31</text:p>
          </table:table-cell>
          <table:table-cell table:formula="of:=[.B20]-[.$B$1]" office:value-type="float" office:value="9.82999999999993">
            <text:p>9.83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5.06">
            <text:p>85.06</text:p>
          </table:table-cell>
          <table:table-cell/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1040.83">
            <text:p>1040.83</text:p>
          </table:table-cell>
          <table:table-cell table:formula="of:=[.B21]-[.$B$1]" office:value-type="float" office:value="10.3499999999999">
            <text:p>10.35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4.5">
            <text:p>84.5</text:p>
          </table:table-cell>
          <table:table-cell/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1041.35">
            <text:p>1041.35</text:p>
          </table:table-cell>
          <table:table-cell table:formula="of:=[.B22]-[.$B$1]" office:value-type="float" office:value="10.8699999999999">
            <text:p>10.87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83.87">
            <text:p>83.87</text:p>
          </table:table-cell>
          <table:table-cell/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1041.87">
            <text:p>1041.87</text:p>
          </table:table-cell>
          <table:table-cell table:formula="of:=[.B23]-[.$B$1]" office:value-type="float" office:value="11.3899999999999">
            <text:p>11.3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3.25">
            <text:p>83.25</text:p>
          </table:table-cell>
          <table:table-cell/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1042.38">
            <text:p>1042.38</text:p>
          </table:table-cell>
          <table:table-cell table:formula="of:=[.B24]-[.$B$1]" office:value-type="float" office:value="11.9000000000001">
            <text:p>11.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2.62">
            <text:p>82.62</text:p>
          </table:table-cell>
          <table:table-cell/>
        </table:table-row>
        <table:table-row table:style-name="ro1">
          <table:table-cell office:value-type="float" office:value="2014">
            <text:p>2014</text:p>
          </table:table-cell>
          <table:table-cell office:value-type="float" office:value="1042.9">
            <text:p>1042.9</text:p>
          </table:table-cell>
          <table:table-cell table:formula="of:=[.B25]-[.$B$1]" office:value-type="float" office:value="12.4200000000001">
            <text:p>12.4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2015">
            <text:p>2015</text:p>
          </table:table-cell>
          <table:table-cell office:value-type="float" office:value="1043.42">
            <text:p>1043.42</text:p>
          </table:table-cell>
          <table:table-cell table:formula="of:=[.B26]-[.$B$1]" office:value-type="float" office:value="12.9400000000001">
            <text:p>12.94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1.37">
            <text:p>81.37</text:p>
          </table:table-cell>
          <table:table-cell/>
        </table:table-row>
        <table:table-row table:style-name="ro1">
          <table:table-cell office:value-type="float" office:value="2016">
            <text:p>2016</text:p>
          </table:table-cell>
          <table:table-cell office:value-type="float" office:value="1043.94">
            <text:p>1043.94</text:p>
          </table:table-cell>
          <table:table-cell table:formula="of:=[.B27]-[.$B$1]" office:value-type="float" office:value="13.46">
            <text:p>13.46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0.69">
            <text:p>80.69</text:p>
          </table:table-cell>
          <table:table-cell/>
        </table:table-row>
        <table:table-row table:style-name="ro1">
          <table:table-cell office:value-type="float" office:value="2017">
            <text:p>2017</text:p>
          </table:table-cell>
          <table:table-cell office:value-type="float" office:value="1044.45">
            <text:p>1044.45</text:p>
          </table:table-cell>
          <table:table-cell table:formula="of:=[.B28]-[.$B$1]" office:value-type="float" office:value="13.97">
            <text:p>13.97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2018">
            <text:p>2018</text:p>
          </table:table-cell>
          <table:table-cell office:value-type="float" office:value="1044.97">
            <text:p>1044.97</text:p>
          </table:table-cell>
          <table:table-cell table:formula="of:=[.B29]-[.$B$1]" office:value-type="float" office:value="14.49">
            <text:p>14.49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79.31">
            <text:p>79.31</text:p>
          </table:table-cell>
          <table:table-cell/>
        </table:table-row>
        <table:table-row table:style-name="ro1">
          <table:table-cell office:value-type="float" office:value="2019">
            <text:p>2019</text:p>
          </table:table-cell>
          <table:table-cell office:value-type="float" office:value="1045.49">
            <text:p>1045.49</text:p>
          </table:table-cell>
          <table:table-cell table:formula="of:=[.B30]-[.$B$1]" office:value-type="float" office:value="15.01">
            <text:p>15.0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8.62">
            <text:p>78.62</text:p>
          </table:table-cell>
          <table:table-cell/>
        </table:table-row>
        <table:table-row table:style-name="ro1">
          <table:table-cell office:value-type="float" office:value="2020">
            <text:p>2020</text:p>
          </table:table-cell>
          <table:table-cell office:value-type="float" office:value="1046.01">
            <text:p>1046.01</text:p>
          </table:table-cell>
          <table:table-cell table:formula="of:=[.B31]-[.$B$1]" office:value-type="float" office:value="15.53">
            <text:p>15.5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7.94">
            <text:p>77.94</text:p>
          </table:table-cell>
          <table:table-cell/>
        </table:table-row>
        <table:table-row table:style-name="ro1">
          <table:table-cell office:value-type="float" office:value="2021">
            <text:p>2021</text:p>
          </table:table-cell>
          <table:table-cell office:value-type="float" office:value="1046.52">
            <text:p>1046.52</text:p>
          </table:table-cell>
          <table:table-cell table:formula="of:=[.B32]-[.$B$1]" office:value-type="float" office:value="16.04">
            <text:p>16.0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7.25">
            <text:p>77.25</text:p>
          </table:table-cell>
          <table:table-cell/>
        </table:table-row>
        <table:table-row table:style-name="ro1">
          <table:table-cell office:value-type="float" office:value="2022">
            <text:p>2022</text:p>
          </table:table-cell>
          <table:table-cell office:value-type="float" office:value="1047.04">
            <text:p>1047.04</text:p>
          </table:table-cell>
          <table:table-cell table:formula="of:=[.B33]-[.$B$1]" office:value-type="float" office:value="16.5599999999999">
            <text:p>16.5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5.56">
            <text:p>75.56</text:p>
          </table:table-cell>
          <table:table-cell/>
        </table:table-row>
        <table:table-row table:style-name="ro1">
          <table:table-cell office:value-type="float" office:value="2023">
            <text:p>2023</text:p>
          </table:table-cell>
          <table:table-cell office:value-type="float" office:value="1047.56">
            <text:p>1047.56</text:p>
          </table:table-cell>
          <table:table-cell table:formula="of:=[.B34]-[.$B$1]" office:value-type="float" office:value="17.0799999999999">
            <text:p>17.08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5.19">
            <text:p>75.19</text:p>
          </table:table-cell>
          <table:table-cell/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1048.08">
            <text:p>1048.08</text:p>
          </table:table-cell>
          <table:table-cell table:formula="of:=[.B35]-[.$B$1]" office:value-type="float" office:value="17.5999999999999">
            <text:p>17.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4.5">
            <text:p>74.5</text:p>
          </table:table-cell>
          <table:table-cell/>
        </table:table-row>
        <table:table-row table:style-name="ro1">
          <table:table-cell office:value-type="float" office:value="2025">
            <text:p>2025</text:p>
          </table:table-cell>
          <table:table-cell office:value-type="float" office:value="1048.59">
            <text:p>1048.59</text:p>
          </table:table-cell>
          <table:table-cell table:formula="of:=[.B36]-[.$B$1]" office:value-type="float" office:value="18.1099999999999">
            <text:p>18.11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3.75">
            <text:p>73.75</text:p>
          </table:table-cell>
          <table:table-cell/>
        </table:table-row>
        <table:table-row table:style-name="ro1">
          <table:table-cell office:value-type="float" office:value="2026">
            <text:p>2026</text:p>
          </table:table-cell>
          <table:table-cell office:value-type="float" office:value="1049.11">
            <text:p>1049.11</text:p>
          </table:table-cell>
          <table:table-cell table:formula="of:=[.B37]-[.$B$1]" office:value-type="float" office:value="18.6299999999999">
            <text:p>18.63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3.06">
            <text:p>73.06</text:p>
          </table:table-cell>
          <table:table-cell/>
        </table:table-row>
        <table:table-row table:style-name="ro1">
          <table:table-cell office:value-type="float" office:value="2027">
            <text:p>2027</text:p>
          </table:table-cell>
          <table:table-cell office:value-type="float" office:value="1049.63">
            <text:p>1049.63</text:p>
          </table:table-cell>
          <table:table-cell table:formula="of:=[.B38]-[.$B$1]" office:value-type="float" office:value="19.1500000000001">
            <text:p>19.15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2.37">
            <text:p>72.37</text:p>
          </table:table-cell>
          <table:table-cell/>
        </table:table-row>
        <table:table-row table:style-name="ro1">
          <table:table-cell office:value-type="float" office:value="2028">
            <text:p>2028</text:p>
          </table:table-cell>
          <table:table-cell office:value-type="float" office:value="1050.15">
            <text:p>1050.15</text:p>
          </table:table-cell>
          <table:table-cell table:formula="of:=[.B39]-[.$B$1]" office:value-type="float" office:value="19.6700000000001">
            <text:p>19.6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1.69">
            <text:p>71.69</text:p>
          </table:table-cell>
          <table:table-cell/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1050.67">
            <text:p>1050.67</text:p>
          </table:table-cell>
          <table:table-cell table:formula="of:=[.B40]-[.$B$1]" office:value-type="float" office:value="20.1900000000001">
            <text:p>20.19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2030">
            <text:p>2030</text:p>
          </table:table-cell>
          <table:table-cell office:value-type="float" office:value="1051.18">
            <text:p>1051.18</text:p>
          </table:table-cell>
          <table:table-cell table:formula="of:=[.B41]-[.$B$1]" office:value-type="float" office:value="20.7">
            <text:p>20.7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70.31">
            <text:p>70.31</text:p>
          </table:table-cell>
          <table:table-cell/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1051.7">
            <text:p>1051.7</text:p>
          </table:table-cell>
          <table:table-cell table:formula="of:=[.B42]-[.$B$1]" office:value-type="float" office:value="21.22">
            <text:p>21.22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9.69">
            <text:p>69.69</text:p>
          </table:table-cell>
          <table:table-cell/>
        </table:table-row>
        <table:table-row table:style-name="ro1">
          <table:table-cell office:value-type="float" office:value="2032">
            <text:p>2032</text:p>
          </table:table-cell>
          <table:table-cell office:value-type="float" office:value="1052.22">
            <text:p>1052.22</text:p>
          </table:table-cell>
          <table:table-cell table:formula="of:=[.B43]-[.$B$1]" office:value-type="float" office:value="21.74">
            <text:p>21.74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2033">
            <text:p>2033</text:p>
          </table:table-cell>
          <table:table-cell office:value-type="float" office:value="1052.74">
            <text:p>1052.74</text:p>
          </table:table-cell>
          <table:table-cell table:formula="of:=[.B44]-[.$B$1]" office:value-type="float" office:value="22.26">
            <text:p>22.26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68.37">
            <text:p>68.37</text:p>
          </table:table-cell>
          <table:table-cell/>
        </table:table-row>
        <table:table-row table:style-name="ro1">
          <table:table-cell office:value-type="float" office:value="2034">
            <text:p>2034</text:p>
          </table:table-cell>
          <table:table-cell office:value-type="float" office:value="1053.25">
            <text:p>1053.25</text:p>
          </table:table-cell>
          <table:table-cell table:formula="of:=[.B45]-[.$B$1]" office:value-type="float" office:value="22.77">
            <text:p>22.77</text:p>
          </table:table-cell>
          <table:table-cell office:value-type="string">
            <text:p>3C01A816F0DA</text:p>
          </table:table-cell>
          <table:table-cell office:value-type="float" office:value="23.06">
            <text:p>23.06</text:p>
          </table:table-cell>
          <table:table-cell office:value-type="string">
            <text:p>3C01A8160617</text:p>
          </table:table-cell>
          <table:table-cell office:value-type="float" office:value="67.69">
            <text:p>67.69</text:p>
          </table:table-cell>
          <table:table-cell/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1053.77">
            <text:p>1053.77</text:p>
          </table:table-cell>
          <table:table-cell table:formula="of:=[.B46]-[.$B$1]" office:value-type="float" office:value="23.29">
            <text:p>23.29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7.06">
            <text:p>67.06</text:p>
          </table:table-cell>
          <table:table-cell/>
        </table:table-row>
        <table:table-row table:style-name="ro1">
          <table:table-cell office:value-type="float" office:value="2036">
            <text:p>2036</text:p>
          </table:table-cell>
          <table:table-cell office:value-type="float" office:value="1054.29">
            <text:p>1054.29</text:p>
          </table:table-cell>
          <table:table-cell table:formula="of:=[.B47]-[.$B$1]" office:value-type="float" office:value="23.8099999999999">
            <text:p>23.81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6.44">
            <text:p>66.44</text:p>
          </table:table-cell>
          <table:table-cell/>
        </table:table-row>
        <table:table-row table:style-name="ro1">
          <table:table-cell office:value-type="float" office:value="2037">
            <text:p>2037</text:p>
          </table:table-cell>
          <table:table-cell office:value-type="float" office:value="1054.81">
            <text:p>1054.81</text:p>
          </table:table-cell>
          <table:table-cell table:formula="of:=[.B48]-[.$B$1]" office:value-type="float" office:value="24.3299999999999">
            <text:p>24.33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5.81">
            <text:p>65.81</text:p>
          </table:table-cell>
          <table:table-cell/>
        </table:table-row>
        <table:table-row table:style-name="ro1">
          <table:table-cell office:value-type="float" office:value="2038">
            <text:p>2038</text:p>
          </table:table-cell>
          <table:table-cell office:value-type="float" office:value="1055.32">
            <text:p>1055.32</text:p>
          </table:table-cell>
          <table:table-cell table:formula="of:=[.B49]-[.$B$1]" office:value-type="float" office:value="24.8399999999999">
            <text:p>24.84</text:p>
          </table:table-cell>
          <table:table-cell office:value-type="string">
            <text:p>3C01A816F0DA</text:p>
          </table:table-cell>
          <table:table-cell office:value-type="float" office:value="23">
            <text:p>23</text:p>
          </table:table-cell>
          <table:table-cell office:value-type="string">
            <text:p>3C01A8160617</text:p>
          </table:table-cell>
          <table:table-cell office:value-type="float" office:value="65.25">
            <text:p>65.25</text:p>
          </table:table-cell>
          <table:table-cell/>
        </table:table-row>
        <table:table-row table:style-name="ro1">
          <table:table-cell office:value-type="float" office:value="2039">
            <text:p>2039</text:p>
          </table:table-cell>
          <table:table-cell office:value-type="float" office:value="1055.84">
            <text:p>1055.84</text:p>
          </table:table-cell>
          <table:table-cell table:formula="of:=[.B50]-[.$B$1]" office:value-type="float" office:value="25.3599999999999">
            <text:p>25.36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64.62">
            <text:p>64.62</text:p>
          </table:table-cell>
          <table:table-cell/>
        </table:table-row>
        <table:table-row table:style-name="ro1">
          <table:table-cell office:value-type="float" office:value="2040">
            <text:p>2040</text:p>
          </table:table-cell>
          <table:table-cell office:value-type="float" office:value="1056.36">
            <text:p>1056.36</text:p>
          </table:table-cell>
          <table:table-cell table:formula="of:=[.B51]-[.$B$1]" office:value-type="float" office:value="25.8799999999999">
            <text:p>25.88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64.06">
            <text:p>64.06</text:p>
          </table:table-cell>
          <table:table-cell/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1056.88">
            <text:p>1056.88</text:p>
          </table:table-cell>
          <table:table-cell table:formula="of:=[.B52]-[.$B$1]" office:value-type="float" office:value="26.4000000000001">
            <text:p>26.4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63.44">
            <text:p>63.44</text:p>
          </table:table-cell>
          <table:table-cell/>
        </table:table-row>
        <table:table-row table:style-name="ro1">
          <table:table-cell office:value-type="float" office:value="2042">
            <text:p>2042</text:p>
          </table:table-cell>
          <table:table-cell office:value-type="float" office:value="1057.4">
            <text:p>1057.4</text:p>
          </table:table-cell>
          <table:table-cell table:formula="of:=[.B53]-[.$B$1]" office:value-type="float" office:value="26.9200000000001">
            <text:p>26.92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62.88">
            <text:p>62.88</text:p>
          </table:table-cell>
          <table:table-cell/>
        </table:table-row>
        <table:table-row table:style-name="ro1">
          <table:table-cell office:value-type="float" office:value="2043">
            <text:p>2043</text:p>
          </table:table-cell>
          <table:table-cell office:value-type="float" office:value="1057.91">
            <text:p>1057.91</text:p>
          </table:table-cell>
          <table:table-cell table:formula="of:=[.B54]-[.$B$1]" office:value-type="float" office:value="27.4300000000001">
            <text:p>27.43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62.38">
            <text:p>62.38</text:p>
          </table:table-cell>
          <table:table-cell/>
        </table:table-row>
        <table:table-row table:style-name="ro1">
          <table:table-cell office:value-type="float" office:value="2044">
            <text:p>2044</text:p>
          </table:table-cell>
          <table:table-cell office:value-type="float" office:value="1058.43">
            <text:p>1058.43</text:p>
          </table:table-cell>
          <table:table-cell table:formula="of:=[.B55]-[.$B$1]" office:value-type="float" office:value="27.95">
            <text:p>27.95</text:p>
          </table:table-cell>
          <table:table-cell office:value-type="string">
            <text:p>3C01A816F0DA</text:p>
          </table:table-cell>
          <table:table-cell office:value-type="float" office:value="23.12">
            <text:p>23.12</text:p>
          </table:table-cell>
          <table:table-cell office:value-type="string">
            <text:p>3C01A8160617</text:p>
          </table:table-cell>
          <table:table-cell office:value-type="float" office:value="61.81">
            <text:p>61.81</text:p>
          </table:table-cell>
          <table:table-cell/>
        </table:table-row>
        <table:table-row table:style-name="ro1">
          <table:table-cell office:value-type="float" office:value="2045">
            <text:p>2045</text:p>
          </table:table-cell>
          <table:table-cell office:value-type="float" office:value="1058.95">
            <text:p>1058.95</text:p>
          </table:table-cell>
          <table:table-cell table:formula="of:=[.B56]-[.$B$1]" office:value-type="float" office:value="28.47">
            <text:p>28.47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61.31">
            <text:p>61.31</text:p>
          </table:table-cell>
          <table:table-cell/>
        </table:table-row>
        <table:table-row table:style-name="ro1">
          <table:table-cell office:value-type="float" office:value="2046">
            <text:p>2046</text:p>
          </table:table-cell>
          <table:table-cell office:value-type="float" office:value="1059.47">
            <text:p>1059.47</text:p>
          </table:table-cell>
          <table:table-cell table:formula="of:=[.B57]-[.$B$1]" office:value-type="float" office:value="28.99">
            <text:p>28.99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60.81">
            <text:p>60.81</text:p>
          </table:table-cell>
          <table:table-cell/>
        </table:table-row>
        <table:table-row table:style-name="ro1">
          <table:table-cell office:value-type="float" office:value="2047">
            <text:p>2047</text:p>
          </table:table-cell>
          <table:table-cell office:value-type="float" office:value="1059.98">
            <text:p>1059.98</text:p>
          </table:table-cell>
          <table:table-cell table:formula="of:=[.B58]-[.$B$1]" office:value-type="float" office:value="29.5">
            <text:p>29.5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60.25">
            <text:p>60.25</text:p>
          </table:table-cell>
          <table:table-cell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60.5">
            <text:p>1060.5</text:p>
          </table:table-cell>
          <table:table-cell table:formula="of:=[.B59]-[.$B$1]" office:value-type="float" office:value="30.02">
            <text:p>30.02</text:p>
          </table:table-cell>
          <table:table-cell office:value-type="string">
            <text:p>3C01A816F0DA</text:p>
          </table:table-cell>
          <table:table-cell office:value-type="float" office:value="23.19">
            <text:p>23.19</text:p>
          </table:table-cell>
          <table:table-cell office:value-type="string">
            <text:p>3C01A8160617</text:p>
          </table:table-cell>
          <table:table-cell office:value-type="float" office:value="59.81">
            <text:p>59.81</text:p>
          </table:table-cell>
          <table:table-cell/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1061.02">
            <text:p>1061.02</text:p>
          </table:table-cell>
          <table:table-cell table:formula="of:=[.B60]-[.$B$1]" office:value-type="float" office:value="30.54">
            <text:p>30.54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59.31">
            <text:p>59.31</text:p>
          </table:table-cell>
          <table:table-cell/>
        </table:table-row>
        <table:table-row table:style-name="ro1">
          <table:table-cell office:value-type="float" office:value="2050">
            <text:p>2050</text:p>
          </table:table-cell>
          <table:table-cell office:value-type="float" office:value="1061.54">
            <text:p>1061.54</text:p>
          </table:table-cell>
          <table:table-cell table:formula="of:=[.B61]-[.$B$1]" office:value-type="float" office:value="31.0599999999999">
            <text:p>31.06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58.88">
            <text:p>58.88</text:p>
          </table:table-cell>
          <table:table-cell/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1062.05">
            <text:p>1062.05</text:p>
          </table:table-cell>
          <table:table-cell table:formula="of:=[.B62]-[.$B$1]" office:value-type="float" office:value="31.5699999999999">
            <text:p>31.57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58.44">
            <text:p>58.44</text:p>
          </table:table-cell>
          <table:table-cell/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1062.57">
            <text:p>1062.57</text:p>
          </table:table-cell>
          <table:table-cell table:formula="of:=[.B63]-[.$B$1]" office:value-type="float" office:value="32.0899999999999">
            <text:p>32.09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2053">
            <text:p>2053</text:p>
          </table:table-cell>
          <table:table-cell office:value-type="float" office:value="1063.09">
            <text:p>1063.09</text:p>
          </table:table-cell>
          <table:table-cell table:formula="of:=[.B64]-[.$B$1]" office:value-type="float" office:value="32.6099999999999">
            <text:p>32.61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57.56">
            <text:p>57.56</text:p>
          </table:table-cell>
          <table:table-cell/>
        </table:table-row>
        <table:table-row table:style-name="ro1">
          <table:table-cell office:value-type="float" office:value="2054">
            <text:p>2054</text:p>
          </table:table-cell>
          <table:table-cell office:value-type="float" office:value="1063.61">
            <text:p>1063.61</text:p>
          </table:table-cell>
          <table:table-cell table:formula="of:=[.B65]-[.$B$1]" office:value-type="float" office:value="33.1299999999999">
            <text:p>33.13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57.19">
            <text:p>57.19</text:p>
          </table:table-cell>
          <table:table-cell/>
        </table:table-row>
        <table:table-row table:style-name="ro1">
          <table:table-cell office:value-type="float" office:value="2055">
            <text:p>2055</text:p>
          </table:table-cell>
          <table:table-cell office:value-type="float" office:value="1064.12">
            <text:p>1064.12</text:p>
          </table:table-cell>
          <table:table-cell table:formula="of:=[.B66]-[.$B$1]" office:value-type="float" office:value="33.6399999999999">
            <text:p>33.64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56.75">
            <text:p>56.75</text:p>
          </table:table-cell>
          <table:table-cell/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1064.64">
            <text:p>1064.64</text:p>
          </table:table-cell>
          <table:table-cell table:formula="of:=[.B67]-[.$B$1]" office:value-type="float" office:value="34.1600000000001">
            <text:p>34.16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56.31">
            <text:p>56.31</text:p>
          </table:table-cell>
          <table:table-cell/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065.16">
            <text:p>1065.16</text:p>
          </table:table-cell>
          <table:table-cell table:formula="of:=[.B68]-[.$B$1]" office:value-type="float" office:value="34.6800000000001">
            <text:p>34.68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55.94">
            <text:p>55.94</text:p>
          </table:table-cell>
          <table:table-cell/>
        </table:table-row>
        <table:table-row table:style-name="ro1">
          <table:table-cell office:value-type="float" office:value="2058">
            <text:p>2058</text:p>
          </table:table-cell>
          <table:table-cell office:value-type="float" office:value="1065.68">
            <text:p>1065.68</text:p>
          </table:table-cell>
          <table:table-cell table:formula="of:=[.B69]-[.$B$1]" office:value-type="float" office:value="35.2">
            <text:p>35.2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55.5">
            <text:p>55.5</text:p>
          </table:table-cell>
          <table:table-cell/>
        </table:table-row>
        <table:table-row table:style-name="ro1">
          <table:table-cell office:value-type="float" office:value="2059">
            <text:p>2059</text:p>
          </table:table-cell>
          <table:table-cell office:value-type="float" office:value="1066.19">
            <text:p>1066.19</text:p>
          </table:table-cell>
          <table:table-cell table:formula="of:=[.B70]-[.$B$1]" office:value-type="float" office:value="35.71">
            <text:p>35.71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55.13">
            <text:p>55.13</text:p>
          </table:table-cell>
          <table:table-cell/>
        </table:table-row>
        <table:table-row table:style-name="ro1">
          <table:table-cell office:value-type="float" office:value="2060">
            <text:p>2060</text:p>
          </table:table-cell>
          <table:table-cell office:value-type="float" office:value="1066.71">
            <text:p>1066.71</text:p>
          </table:table-cell>
          <table:table-cell table:formula="of:=[.B71]-[.$B$1]" office:value-type="float" office:value="36.23">
            <text:p>36.23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54.75">
            <text:p>54.75</text:p>
          </table:table-cell>
          <table:table-cell/>
        </table:table-row>
        <table:table-row table:style-name="ro1">
          <table:table-cell office:value-type="float" office:value="2061">
            <text:p>2061</text:p>
          </table:table-cell>
          <table:table-cell office:value-type="float" office:value="1067.23">
            <text:p>1067.23</text:p>
          </table:table-cell>
          <table:table-cell table:formula="of:=[.B72]-[.$B$1]" office:value-type="float" office:value="36.75">
            <text:p>36.75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54.38">
            <text:p>54.38</text:p>
          </table:table-cell>
          <table:table-cell/>
        </table:table-row>
        <table:table-row table:style-name="ro1">
          <table:table-cell office:value-type="float" office:value="2062">
            <text:p>2062</text:p>
          </table:table-cell>
          <table:table-cell office:value-type="float" office:value="1067.75">
            <text:p>1067.75</text:p>
          </table:table-cell>
          <table:table-cell table:formula="of:=[.B73]-[.$B$1]" office:value-type="float" office:value="37.27">
            <text:p>37.27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1068.27">
            <text:p>1068.27</text:p>
          </table:table-cell>
          <table:table-cell table:formula="of:=[.B74]-[.$B$1]" office:value-type="float" office:value="37.79">
            <text:p>37.79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53.56">
            <text:p>53.56</text:p>
          </table:table-cell>
          <table:table-cell/>
        </table:table-row>
        <table:table-row table:style-name="ro1">
          <table:table-cell office:value-type="float" office:value="2064">
            <text:p>2064</text:p>
          </table:table-cell>
          <table:table-cell office:value-type="float" office:value="1068.78">
            <text:p>1068.78</text:p>
          </table:table-cell>
          <table:table-cell table:formula="of:=[.B75]-[.$B$1]" office:value-type="float" office:value="38.3">
            <text:p>38.3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53.06">
            <text:p>53.06</text:p>
          </table:table-cell>
          <table:table-cell/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1069.3">
            <text:p>1069.3</text:p>
          </table:table-cell>
          <table:table-cell table:formula="of:=[.B76]-[.$B$1]" office:value-type="float" office:value="38.8199999999999">
            <text:p>38.82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52.63">
            <text:p>52.63</text:p>
          </table:table-cell>
          <table:table-cell/>
        </table:table-row>
        <table:table-row table:style-name="ro1">
          <table:table-cell office:value-type="float" office:value="2066">
            <text:p>2066</text:p>
          </table:table-cell>
          <table:table-cell office:value-type="float" office:value="1069.82">
            <text:p>1069.82</text:p>
          </table:table-cell>
          <table:table-cell table:formula="of:=[.B77]-[.$B$1]" office:value-type="float" office:value="39.3399999999999">
            <text:p>39.34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52.19">
            <text:p>52.19</text:p>
          </table:table-cell>
          <table:table-cell/>
        </table:table-row>
        <table:table-row table:style-name="ro1">
          <table:table-cell office:value-type="float" office:value="2067">
            <text:p>2067</text:p>
          </table:table-cell>
          <table:table-cell office:value-type="float" office:value="1070.34">
            <text:p>1070.34</text:p>
          </table:table-cell>
          <table:table-cell table:formula="of:=[.B78]-[.$B$1]" office:value-type="float" office:value="39.8599999999999">
            <text:p>39.86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51.75">
            <text:p>51.75</text:p>
          </table:table-cell>
          <table:table-cell/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1070.85">
            <text:p>1070.85</text:p>
          </table:table-cell>
          <table:table-cell table:formula="of:=[.B79]-[.$B$1]" office:value-type="float" office:value="40.3699999999999">
            <text:p>40.37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51.38">
            <text:p>51.38</text:p>
          </table:table-cell>
          <table:table-cell/>
        </table:table-row>
        <table:table-row table:style-name="ro1">
          <table:table-cell office:value-type="float" office:value="2069">
            <text:p>2069</text:p>
          </table:table-cell>
          <table:table-cell office:value-type="float" office:value="1071.37">
            <text:p>1071.37</text:p>
          </table:table-cell>
          <table:table-cell table:formula="of:=[.B80]-[.$B$1]" office:value-type="float" office:value="40.8899999999999">
            <text:p>40.89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50.94">
            <text:p>50.94</text:p>
          </table:table-cell>
          <table:table-cell/>
        </table:table-row>
        <table:table-row table:style-name="ro1">
          <table:table-cell office:value-type="float" office:value="2070">
            <text:p>2070</text:p>
          </table:table-cell>
          <table:table-cell office:value-type="float" office:value="1071.89">
            <text:p>1071.89</text:p>
          </table:table-cell>
          <table:table-cell table:formula="of:=[.B81]-[.$B$1]" office:value-type="float" office:value="41.4100000000001">
            <text:p>41.41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50.56">
            <text:p>50.56</text:p>
          </table:table-cell>
          <table:table-cell/>
        </table:table-row>
        <table:table-row table:style-name="ro1">
          <table:table-cell office:value-type="float" office:value="2071">
            <text:p>2071</text:p>
          </table:table-cell>
          <table:table-cell office:value-type="float" office:value="1072.41">
            <text:p>1072.41</text:p>
          </table:table-cell>
          <table:table-cell table:formula="of:=[.B82]-[.$B$1]" office:value-type="float" office:value="41.9300000000001">
            <text:p>41.93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50.13">
            <text:p>50.13</text:p>
          </table:table-cell>
          <table:table-cell/>
        </table:table-row>
        <table:table-row table:style-name="ro1">
          <table:table-cell office:value-type="float" office:value="2072">
            <text:p>2072</text:p>
          </table:table-cell>
          <table:table-cell office:value-type="float" office:value="1072.92">
            <text:p>1072.92</text:p>
          </table:table-cell>
          <table:table-cell table:formula="of:=[.B83]-[.$B$1]" office:value-type="float" office:value="42.4400000000001">
            <text:p>42.44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49.75">
            <text:p>49.75</text:p>
          </table:table-cell>
          <table:table-cell/>
        </table:table-row>
        <table:table-row table:style-name="ro1">
          <table:table-cell office:value-type="float" office:value="2073">
            <text:p>2073</text:p>
          </table:table-cell>
          <table:table-cell office:value-type="float" office:value="1073.44">
            <text:p>1073.44</text:p>
          </table:table-cell>
          <table:table-cell table:formula="of:=[.B84]-[.$B$1]" office:value-type="float" office:value="42.96">
            <text:p>42.96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49.38">
            <text:p>49.38</text:p>
          </table:table-cell>
          <table:table-cell/>
        </table:table-row>
        <table:table-row table:style-name="ro1">
          <table:table-cell office:value-type="float" office:value="2074">
            <text:p>2074</text:p>
          </table:table-cell>
          <table:table-cell office:value-type="float" office:value="1073.96">
            <text:p>1073.96</text:p>
          </table:table-cell>
          <table:table-cell table:formula="of:=[.B85]-[.$B$1]" office:value-type="float" office:value="43.48">
            <text:p>43.48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075">
            <text:p>2075</text:p>
          </table:table-cell>
          <table:table-cell office:value-type="float" office:value="1074.48">
            <text:p>1074.48</text:p>
          </table:table-cell>
          <table:table-cell table:formula="of:=[.B86]-[.$B$1]" office:value-type="float" office:value="44">
            <text:p>44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48.69">
            <text:p>48.69</text:p>
          </table:table-cell>
          <table:table-cell/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1075">
            <text:p>1075</text:p>
          </table:table-cell>
          <table:table-cell table:formula="of:=[.B87]-[.$B$1]" office:value-type="float" office:value="44.52">
            <text:p>44.52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48.31">
            <text:p>48.31</text:p>
          </table:table-cell>
          <table:table-cell/>
        </table:table-row>
        <table:table-row table:style-name="ro1">
          <table:table-cell office:value-type="float" office:value="2077">
            <text:p>2077</text:p>
          </table:table-cell>
          <table:table-cell office:value-type="float" office:value="1075.51">
            <text:p>1075.51</text:p>
          </table:table-cell>
          <table:table-cell table:formula="of:=[.B88]-[.$B$1]" office:value-type="float" office:value="45.03">
            <text:p>45.03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078">
            <text:p>2078</text:p>
          </table:table-cell>
          <table:table-cell office:value-type="float" office:value="1076.03">
            <text:p>1076.03</text:p>
          </table:table-cell>
          <table:table-cell table:formula="of:=[.B89]-[.$B$1]" office:value-type="float" office:value="45.55">
            <text:p>45.55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47.69">
            <text:p>47.69</text:p>
          </table:table-cell>
          <table:table-cell/>
        </table:table-row>
        <table:table-row table:style-name="ro1">
          <table:table-cell office:value-type="float" office:value="2079">
            <text:p>2079</text:p>
          </table:table-cell>
          <table:table-cell office:value-type="float" office:value="1076.55">
            <text:p>1076.55</text:p>
          </table:table-cell>
          <table:table-cell table:formula="of:=[.B90]-[.$B$1]" office:value-type="float" office:value="46.0699999999999">
            <text:p>46.07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47.38">
            <text:p>47.38</text:p>
          </table:table-cell>
          <table:table-cell/>
        </table:table-row>
        <table:table-row table:style-name="ro1">
          <table:table-cell office:value-type="float" office:value="2080">
            <text:p>2080</text:p>
          </table:table-cell>
          <table:table-cell office:value-type="float" office:value="1077.06">
            <text:p>1077.06</text:p>
          </table:table-cell>
          <table:table-cell table:formula="of:=[.B91]-[.$B$1]" office:value-type="float" office:value="46.5799999999999">
            <text:p>46.58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47.06">
            <text:p>47.06</text:p>
          </table:table-cell>
          <table:table-cell/>
        </table:table-row>
        <table:table-row table:style-name="ro1">
          <table:table-cell office:value-type="float" office:value="2081">
            <text:p>2081</text:p>
          </table:table-cell>
          <table:table-cell office:value-type="float" office:value="1077.58">
            <text:p>1077.58</text:p>
          </table:table-cell>
          <table:table-cell table:formula="of:=[.B92]-[.$B$1]" office:value-type="float" office:value="47.0999999999999">
            <text:p>47.1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46.75">
            <text:p>46.75</text:p>
          </table:table-cell>
          <table:table-cell/>
        </table:table-row>
        <table:table-row table:style-name="ro1">
          <table:table-cell office:value-type="float" office:value="2082">
            <text:p>2082</text:p>
          </table:table-cell>
          <table:table-cell office:value-type="float" office:value="1078.1">
            <text:p>1078.1</text:p>
          </table:table-cell>
          <table:table-cell table:formula="of:=[.B93]-[.$B$1]" office:value-type="float" office:value="47.6199999999999">
            <text:p>47.62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46.44">
            <text:p>46.44</text:p>
          </table:table-cell>
          <table:table-cell/>
        </table:table-row>
        <table:table-row table:style-name="ro1">
          <table:table-cell office:value-type="float" office:value="2083">
            <text:p>2083</text:p>
          </table:table-cell>
          <table:table-cell office:value-type="float" office:value="1078.62">
            <text:p>1078.62</text:p>
          </table:table-cell>
          <table:table-cell table:formula="of:=[.B94]-[.$B$1]" office:value-type="float" office:value="48.1399999999999">
            <text:p>48.14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46.13">
            <text:p>46.13</text:p>
          </table:table-cell>
          <table:table-cell/>
        </table:table-row>
        <table:table-row table:style-name="ro1">
          <table:table-cell office:value-type="float" office:value="2084">
            <text:p>2084</text:p>
          </table:table-cell>
          <table:table-cell office:value-type="float" office:value="1079.14">
            <text:p>1079.14</text:p>
          </table:table-cell>
          <table:table-cell table:formula="of:=[.B95]-[.$B$1]" office:value-type="float" office:value="48.6600000000001">
            <text:p>48.66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45.88">
            <text:p>45.88</text:p>
          </table:table-cell>
          <table:table-cell/>
        </table:table-row>
        <table:table-row table:style-name="ro1">
          <table:table-cell office:value-type="float" office:value="2085">
            <text:p>2085</text:p>
          </table:table-cell>
          <table:table-cell office:value-type="float" office:value="1079.65">
            <text:p>1079.65</text:p>
          </table:table-cell>
          <table:table-cell table:formula="of:=[.B96]-[.$B$1]" office:value-type="float" office:value="49.1700000000001">
            <text:p>49.17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45.63">
            <text:p>45.63</text:p>
          </table:table-cell>
          <table:table-cell/>
        </table:table-row>
        <table:table-row table:style-name="ro1">
          <table:table-cell office:value-type="float" office:value="2086">
            <text:p>2086</text:p>
          </table:table-cell>
          <table:table-cell office:value-type="float" office:value="1080.17">
            <text:p>1080.17</text:p>
          </table:table-cell>
          <table:table-cell table:formula="of:=[.B97]-[.$B$1]" office:value-type="float" office:value="49.6900000000001">
            <text:p>49.69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45.31">
            <text:p>45.31</text:p>
          </table:table-cell>
          <table:table-cell/>
        </table:table-row>
        <table:table-row table:style-name="ro1">
          <table:table-cell office:value-type="float" office:value="2087">
            <text:p>2087</text:p>
          </table:table-cell>
          <table:table-cell office:value-type="float" office:value="1080.69">
            <text:p>1080.69</text:p>
          </table:table-cell>
          <table:table-cell table:formula="of:=[.B98]-[.$B$1]" office:value-type="float" office:value="50.21">
            <text:p>50.21</text:p>
          </table:table-cell>
          <table:table-cell office:value-type="string">
            <text:p>3C01A816F0DA</text:p>
          </table:table-cell>
          <table:table-cell office:value-type="float" office:value="23.25">
            <text:p>23.25</text:p>
          </table:table-cell>
          <table:table-cell office:value-type="string">
            <text:p>3C01A8160617</text:p>
          </table:table-cell>
          <table:table-cell office:value-type="float" office:value="45.06">
            <text:p>45.06</text:p>
          </table:table-cell>
          <table:table-cell/>
        </table:table-row>
        <table:table-row table:style-name="ro1">
          <table:table-cell office:value-type="float" office:value="2088">
            <text:p>2088</text:p>
          </table:table-cell>
          <table:table-cell office:value-type="float" office:value="1081.21">
            <text:p>1081.21</text:p>
          </table:table-cell>
          <table:table-cell table:formula="of:=[.B99]-[.$B$1]" office:value-type="float" office:value="50.73">
            <text:p>50.73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44.75">
            <text:p>44.75</text:p>
          </table:table-cell>
          <table:table-cell/>
        </table:table-row>
        <table:table-row table:style-name="ro1">
          <table:table-cell office:value-type="float" office:value="2089">
            <text:p>2089</text:p>
          </table:table-cell>
          <table:table-cell office:value-type="float" office:value="1081.72">
            <text:p>1081.72</text:p>
          </table:table-cell>
          <table:table-cell table:formula="of:=[.B100]-[.$B$1]" office:value-type="float" office:value="51.24">
            <text:p>51.24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44.5">
            <text:p>44.5</text:p>
          </table:table-cell>
          <table:table-cell/>
        </table:table-row>
        <table:table-row table:style-name="ro1">
          <table:table-cell office:value-type="float" office:value="2090">
            <text:p>2090</text:p>
          </table:table-cell>
          <table:table-cell office:value-type="float" office:value="1082.24">
            <text:p>1082.24</text:p>
          </table:table-cell>
          <table:table-cell table:formula="of:=[.B101]-[.$B$1]" office:value-type="float" office:value="51.76">
            <text:p>51.76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44.25">
            <text:p>44.25</text:p>
          </table:table-cell>
          <table:table-cell/>
        </table:table-row>
        <table:table-row table:style-name="ro1">
          <table:table-cell office:value-type="float" office:value="2091">
            <text:p>2091</text:p>
          </table:table-cell>
          <table:table-cell office:value-type="float" office:value="1082.76">
            <text:p>1082.76</text:p>
          </table:table-cell>
          <table:table-cell table:formula="of:=[.B102]-[.$B$1]" office:value-type="float" office:value="52.28">
            <text:p>52.28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092">
            <text:p>2092</text:p>
          </table:table-cell>
          <table:table-cell office:value-type="float" office:value="1083.28">
            <text:p>1083.28</text:p>
          </table:table-cell>
          <table:table-cell table:formula="of:=[.B103]-[.$B$1]" office:value-type="float" office:value="52.8">
            <text:p>52.8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43.81">
            <text:p>43.81</text:p>
          </table:table-cell>
          <table:table-cell/>
        </table:table-row>
        <table:table-row table:style-name="ro1">
          <table:table-cell office:value-type="float" office:value="2093">
            <text:p>2093</text:p>
          </table:table-cell>
          <table:table-cell office:value-type="float" office:value="1083.8">
            <text:p>1083.8</text:p>
          </table:table-cell>
          <table:table-cell table:formula="of:=[.B104]-[.$B$1]" office:value-type="float" office:value="53.3199999999999">
            <text:p>53.32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43.56">
            <text:p>43.56</text:p>
          </table:table-cell>
          <table:table-cell/>
        </table:table-row>
        <table:table-row table:style-name="ro1">
          <table:table-cell office:value-type="float" office:value="2094">
            <text:p>2094</text:p>
          </table:table-cell>
          <table:table-cell office:value-type="float" office:value="1084.31">
            <text:p>1084.31</text:p>
          </table:table-cell>
          <table:table-cell table:formula="of:=[.B105]-[.$B$1]" office:value-type="float" office:value="53.8299999999999">
            <text:p>53.83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43.31">
            <text:p>43.31</text:p>
          </table:table-cell>
          <table:table-cell/>
        </table:table-row>
        <table:table-row table:style-name="ro1">
          <table:table-cell office:value-type="float" office:value="2095">
            <text:p>2095</text:p>
          </table:table-cell>
          <table:table-cell office:value-type="float" office:value="1084.83">
            <text:p>1084.83</text:p>
          </table:table-cell>
          <table:table-cell table:formula="of:=[.B106]-[.$B$1]" office:value-type="float" office:value="54.3499999999999">
            <text:p>54.35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43.06">
            <text:p>43.06</text:p>
          </table:table-cell>
          <table:table-cell/>
        </table:table-row>
        <table:table-row table:style-name="ro1">
          <table:table-cell office:value-type="float" office:value="2096">
            <text:p>2096</text:p>
          </table:table-cell>
          <table:table-cell office:value-type="float" office:value="1085.35">
            <text:p>1085.35</text:p>
          </table:table-cell>
          <table:table-cell table:formula="of:=[.B107]-[.$B$1]" office:value-type="float" office:value="54.8699999999999">
            <text:p>54.87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42.88">
            <text:p>42.88</text:p>
          </table:table-cell>
          <table:table-cell/>
        </table:table-row>
        <table:table-row table:style-name="ro1">
          <table:table-cell office:value-type="float" office:value="2097">
            <text:p>2097</text:p>
          </table:table-cell>
          <table:table-cell office:value-type="float" office:value="1085.86">
            <text:p>1085.86</text:p>
          </table:table-cell>
          <table:table-cell table:formula="of:=[.B108]-[.$B$1]" office:value-type="float" office:value="55.3799999999999">
            <text:p>55.38</text:p>
          </table:table-cell>
          <table:table-cell office:value-type="string">
            <text:p>3C01A816F0DA</text:p>
          </table:table-cell>
          <table:table-cell office:value-type="float" office:value="23.56">
            <text:p>23.56</text:p>
          </table:table-cell>
          <table:table-cell office:value-type="string">
            <text:p>3C01A8160617</text:p>
          </table:table-cell>
          <table:table-cell office:value-type="float" office:value="42.69">
            <text:p>42.69</text:p>
          </table:table-cell>
          <table:table-cell/>
        </table:table-row>
        <table:table-row table:style-name="ro1">
          <table:table-cell office:value-type="float" office:value="2098">
            <text:p>2098</text:p>
          </table:table-cell>
          <table:table-cell office:value-type="float" office:value="1086.38">
            <text:p>1086.38</text:p>
          </table:table-cell>
          <table:table-cell table:formula="of:=[.B109]-[.$B$1]" office:value-type="float" office:value="55.9000000000001">
            <text:p>55.9</text:p>
          </table:table-cell>
          <table:table-cell office:value-type="string">
            <text:p>3C01A816F0DA</text:p>
          </table:table-cell>
          <table:table-cell office:value-type="float" office:value="23.56">
            <text:p>23.56</text:p>
          </table:table-cell>
          <table:table-cell office:value-type="string">
            <text:p>3C01A8160617</text:p>
          </table:table-cell>
          <table:table-cell office:value-type="float" office:value="42.44">
            <text:p>42.44</text:p>
          </table:table-cell>
          <table:table-cell/>
        </table:table-row>
        <table:table-row table:style-name="ro1">
          <table:table-cell office:value-type="float" office:value="2099">
            <text:p>2099</text:p>
          </table:table-cell>
          <table:table-cell office:value-type="float" office:value="1086.9">
            <text:p>1086.9</text:p>
          </table:table-cell>
          <table:table-cell table:formula="of:=[.B110]-[.$B$1]" office:value-type="float" office:value="56.4200000000001">
            <text:p>56.42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42.25">
            <text:p>42.25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087.42">
            <text:p>1087.42</text:p>
          </table:table-cell>
          <table:table-cell table:formula="of:=[.B111]-[.$B$1]" office:value-type="float" office:value="56.9400000000001">
            <text:p>56.94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01">
            <text:p>2101</text:p>
          </table:table-cell>
          <table:table-cell office:value-type="float" office:value="1087.94">
            <text:p>1087.94</text:p>
          </table:table-cell>
          <table:table-cell table:formula="of:=[.B112]-[.$B$1]" office:value-type="float" office:value="57.46">
            <text:p>57.46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41.81">
            <text:p>41.81</text:p>
          </table:table-cell>
          <table:table-cell/>
        </table:table-row>
        <table:table-row table:style-name="ro1">
          <table:table-cell office:value-type="float" office:value="2102">
            <text:p>2102</text:p>
          </table:table-cell>
          <table:table-cell office:value-type="float" office:value="1088.45">
            <text:p>1088.45</text:p>
          </table:table-cell>
          <table:table-cell table:formula="of:=[.B113]-[.$B$1]" office:value-type="float" office:value="57.97">
            <text:p>57.97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41.63">
            <text:p>41.63</text:p>
          </table:table-cell>
          <table:table-cell/>
        </table:table-row>
        <table:table-row table:style-name="ro1">
          <table:table-cell office:value-type="float" office:value="2103">
            <text:p>2103</text:p>
          </table:table-cell>
          <table:table-cell office:value-type="float" office:value="1088.97">
            <text:p>1088.97</text:p>
          </table:table-cell>
          <table:table-cell table:formula="of:=[.B114]-[.$B$1]" office:value-type="float" office:value="58.49">
            <text:p>58.49</text:p>
          </table:table-cell>
          <table:table-cell office:value-type="string">
            <text:p>3C01A816F0DA</text:p>
          </table:table-cell>
          <table:table-cell office:value-type="float" office:value="23.56">
            <text:p>23.56</text:p>
          </table:table-cell>
          <table:table-cell office:value-type="string">
            <text:p>3C01A8160617</text:p>
          </table:table-cell>
          <table:table-cell office:value-type="float" office:value="41.44">
            <text:p>41.44</text:p>
          </table:table-cell>
          <table:table-cell/>
        </table:table-row>
        <table:table-row table:style-name="ro1">
          <table:table-cell office:value-type="float" office:value="2104">
            <text:p>2104</text:p>
          </table:table-cell>
          <table:table-cell office:value-type="float" office:value="1089.49">
            <text:p>1089.49</text:p>
          </table:table-cell>
          <table:table-cell table:formula="of:=[.B115]-[.$B$1]" office:value-type="float" office:value="59.01">
            <text:p>59.01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41.25">
            <text:p>41.25</text:p>
          </table:table-cell>
          <table:table-cell/>
        </table:table-row>
        <table:table-row table:style-name="ro1">
          <table:table-cell office:value-type="float" office:value="2105">
            <text:p>2105</text:p>
          </table:table-cell>
          <table:table-cell office:value-type="float" office:value="1090.01">
            <text:p>1090.01</text:p>
          </table:table-cell>
          <table:table-cell table:formula="of:=[.B116]-[.$B$1]" office:value-type="float" office:value="59.53">
            <text:p>59.53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41.06">
            <text:p>41.06</text:p>
          </table:table-cell>
          <table:table-cell/>
        </table:table-row>
        <table:table-row table:style-name="ro1">
          <table:table-cell office:value-type="float" office:value="2106">
            <text:p>2106</text:p>
          </table:table-cell>
          <table:table-cell office:value-type="float" office:value="1090.52">
            <text:p>1090.52</text:p>
          </table:table-cell>
          <table:table-cell table:formula="of:=[.B117]-[.$B$1]" office:value-type="float" office:value="60.04">
            <text:p>60.04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40.88">
            <text:p>40.88</text:p>
          </table:table-cell>
          <table:table-cell/>
        </table:table-row>
        <table:table-row table:style-name="ro1">
          <table:table-cell office:value-type="float" office:value="2107">
            <text:p>2107</text:p>
          </table:table-cell>
          <table:table-cell office:value-type="float" office:value="1091.04">
            <text:p>1091.04</text:p>
          </table:table-cell>
          <table:table-cell table:formula="of:=[.B118]-[.$B$1]" office:value-type="float" office:value="60.56">
            <text:p>60.56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40.69">
            <text:p>40.69</text:p>
          </table:table-cell>
          <table:table-cell/>
        </table:table-row>
        <table:table-row table:style-name="ro1">
          <table:table-cell office:value-type="float" office:value="2108">
            <text:p>2108</text:p>
          </table:table-cell>
          <table:table-cell office:value-type="float" office:value="1091.56">
            <text:p>1091.56</text:p>
          </table:table-cell>
          <table:table-cell table:formula="of:=[.B119]-[.$B$1]" office:value-type="float" office:value="61.0799999999999">
            <text:p>61.08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40.5">
            <text:p>40.5</text:p>
          </table:table-cell>
          <table:table-cell/>
        </table:table-row>
        <table:table-row table:style-name="ro1">
          <table:table-cell office:value-type="float" office:value="2109">
            <text:p>2109</text:p>
          </table:table-cell>
          <table:table-cell office:value-type="float" office:value="1092.08">
            <text:p>1092.08</text:p>
          </table:table-cell>
          <table:table-cell table:formula="of:=[.B120]-[.$B$1]" office:value-type="float" office:value="61.5999999999999">
            <text:p>61.6</text:p>
          </table:table-cell>
          <table:table-cell office:value-type="string">
            <text:p>3C01A816F0DA</text:p>
          </table:table-cell>
          <table:table-cell office:value-type="float" office:value="23.31">
            <text:p>23.31</text:p>
          </table:table-cell>
          <table:table-cell office:value-type="string">
            <text:p>3C01A8160617</text:p>
          </table:table-cell>
          <table:table-cell office:value-type="float" office:value="40.31">
            <text:p>40.31</text:p>
          </table:table-cell>
          <table:table-cell/>
        </table:table-row>
        <table:table-row table:style-name="ro1">
          <table:table-cell office:value-type="float" office:value="2110">
            <text:p>2110</text:p>
          </table:table-cell>
          <table:table-cell office:value-type="float" office:value="1092.59">
            <text:p>1092.59</text:p>
          </table:table-cell>
          <table:table-cell table:formula="of:=[.B121]-[.$B$1]" office:value-type="float" office:value="62.1099999999999">
            <text:p>62.11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40.13">
            <text:p>40.13</text:p>
          </table:table-cell>
          <table:table-cell/>
        </table:table-row>
        <table:table-row table:style-name="ro1">
          <table:table-cell office:value-type="float" office:value="2111">
            <text:p>2111</text:p>
          </table:table-cell>
          <table:table-cell office:value-type="float" office:value="1093.11">
            <text:p>1093.11</text:p>
          </table:table-cell>
          <table:table-cell table:formula="of:=[.B122]-[.$B$1]" office:value-type="float" office:value="62.6299999999999">
            <text:p>62.63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1093.63">
            <text:p>1093.63</text:p>
          </table:table-cell>
          <table:table-cell table:formula="of:=[.B123]-[.$B$1]" office:value-type="float" office:value="63.1500000000001">
            <text:p>63.15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9.81">
            <text:p>39.81</text:p>
          </table:table-cell>
          <table:table-cell/>
        </table:table-row>
        <table:table-row table:style-name="ro1">
          <table:table-cell office:value-type="float" office:value="2113">
            <text:p>2113</text:p>
          </table:table-cell>
          <table:table-cell office:value-type="float" office:value="1094.15">
            <text:p>1094.15</text:p>
          </table:table-cell>
          <table:table-cell table:formula="of:=[.B124]-[.$B$1]" office:value-type="float" office:value="63.6700000000001">
            <text:p>63.67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39.69">
            <text:p>39.69</text:p>
          </table:table-cell>
          <table:table-cell/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1094.67">
            <text:p>1094.67</text:p>
          </table:table-cell>
          <table:table-cell table:formula="of:=[.B125]-[.$B$1]" office:value-type="float" office:value="64.1900000000001">
            <text:p>64.19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9.5">
            <text:p>39.5</text:p>
          </table:table-cell>
          <table:table-cell/>
        </table:table-row>
        <table:table-row table:style-name="ro1">
          <table:table-cell office:value-type="float" office:value="2115">
            <text:p>2115</text:p>
          </table:table-cell>
          <table:table-cell office:value-type="float" office:value="1095.18">
            <text:p>1095.18</text:p>
          </table:table-cell>
          <table:table-cell table:formula="of:=[.B126]-[.$B$1]" office:value-type="float" office:value="64.7">
            <text:p>64.7</text:p>
          </table:table-cell>
          <table:table-cell office:value-type="string">
            <text:p>3C01A816F0DA</text:p>
          </table:table-cell>
          <table:table-cell office:value-type="float" office:value="23.37">
            <text:p>23.37</text:p>
          </table:table-cell>
          <table:table-cell office:value-type="string">
            <text:p>3C01A8160617</text:p>
          </table:table-cell>
          <table:table-cell office:value-type="float" office:value="39.38">
            <text:p>39.38</text:p>
          </table:table-cell>
          <table:table-cell/>
        </table:table-row>
        <table:table-row table:style-name="ro1">
          <table:table-cell office:value-type="float" office:value="2116">
            <text:p>2116</text:p>
          </table:table-cell>
          <table:table-cell office:value-type="float" office:value="1095.7">
            <text:p>1095.7</text:p>
          </table:table-cell>
          <table:table-cell table:formula="of:=[.B127]-[.$B$1]" office:value-type="float" office:value="65.22">
            <text:p>65.22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39.19">
            <text:p>39.19</text:p>
          </table:table-cell>
          <table:table-cell/>
        </table:table-row>
        <table:table-row table:style-name="ro1">
          <table:table-cell office:value-type="float" office:value="2117">
            <text:p>2117</text:p>
          </table:table-cell>
          <table:table-cell office:value-type="float" office:value="1096.22">
            <text:p>1096.22</text:p>
          </table:table-cell>
          <table:table-cell table:formula="of:=[.B128]-[.$B$1]" office:value-type="float" office:value="65.74">
            <text:p>65.74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39.06">
            <text:p>39.06</text:p>
          </table:table-cell>
          <table:table-cell/>
        </table:table-row>
        <table:table-row table:style-name="ro1">
          <table:table-cell office:value-type="float" office:value="2118">
            <text:p>2118</text:p>
          </table:table-cell>
          <table:table-cell office:value-type="float" office:value="1096.74">
            <text:p>1096.74</text:p>
          </table:table-cell>
          <table:table-cell table:formula="of:=[.B129]-[.$B$1]" office:value-type="float" office:value="66.26">
            <text:p>66.26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38.88">
            <text:p>38.88</text:p>
          </table:table-cell>
          <table:table-cell/>
        </table:table-row>
        <table:table-row table:style-name="ro1">
          <table:table-cell office:value-type="float" office:value="2119">
            <text:p>2119</text:p>
          </table:table-cell>
          <table:table-cell office:value-type="float" office:value="1097.25">
            <text:p>1097.25</text:p>
          </table:table-cell>
          <table:table-cell table:formula="of:=[.B130]-[.$B$1]" office:value-type="float" office:value="66.77">
            <text:p>66.77</text:p>
          </table:table-cell>
          <table:table-cell office:value-type="string">
            <text:p>3C01A816F0DA</text:p>
          </table:table-cell>
          <table:table-cell office:value-type="float" office:value="23.44">
            <text:p>23.44</text:p>
          </table:table-cell>
          <table:table-cell office:value-type="string">
            <text:p>3C01A8160617</text:p>
          </table:table-cell>
          <table:table-cell office:value-type="float" office:value="38.75">
            <text:p>38.75</text:p>
          </table:table-cell>
          <table:table-cell/>
        </table:table-row>
        <table:table-row table:style-name="ro1">
          <table:table-cell office:value-type="float" office:value="2120">
            <text:p>2120</text:p>
          </table:table-cell>
          <table:table-cell office:value-type="float" office:value="1097.77">
            <text:p>1097.77</text:p>
          </table:table-cell>
          <table:table-cell table:formula="of:=[.B131]-[.$B$1]" office:value-type="float" office:value="67.29">
            <text:p>67.29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38.63">
            <text:p>38.63</text:p>
          </table:table-cell>
          <table:table-cell/>
        </table:table-row>
        <table:table-row table:style-name="ro1">
          <table:table-cell office:value-type="float" office:value="2121">
            <text:p>2121</text:p>
          </table:table-cell>
          <table:table-cell office:value-type="float" office:value="1098.29">
            <text:p>1098.29</text:p>
          </table:table-cell>
          <table:table-cell table:formula="of:=[.B132]-[.$B$1]" office:value-type="float" office:value="67.8099999999999">
            <text:p>67.81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38.44">
            <text:p>38.44</text:p>
          </table:table-cell>
          <table:table-cell/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1098.81">
            <text:p>1098.81</text:p>
          </table:table-cell>
          <table:table-cell table:formula="of:=[.B133]-[.$B$1]" office:value-type="float" office:value="68.3299999999999">
            <text:p>68.33</text:p>
          </table:table-cell>
          <table:table-cell office:value-type="string">
            <text:p>3C01A816F0DA</text:p>
          </table:table-cell>
          <table:table-cell office:value-type="float" office:value="23.5">
            <text:p>23.5</text:p>
          </table:table-cell>
          <table:table-cell office:value-type="string">
            <text:p>3C01A8160617</text:p>
          </table:table-cell>
          <table:table-cell office:value-type="float" office:value="38.31">
            <text:p>38.31</text:p>
          </table:table-cell>
          <table:table-cell/>
        </table:table-row>
        <table:table-row table:style-name="ro1">
          <table:table-cell office:value-type="float" office:value="2123">
            <text:p>2123</text:p>
          </table:table-cell>
          <table:table-cell office:value-type="float" office:value="1099.32">
            <text:p>1099.32</text:p>
          </table:table-cell>
          <table:table-cell table:formula="of:=[.B134]-[.$B$1]" office:value-type="float" office:value="68.8399999999999">
            <text:p>68.84</text:p>
          </table:table-cell>
          <table:table-cell office:value-type="string">
            <text:p>3C01A816F0DA</text:p>
          </table:table-cell>
          <table:table-cell office:value-type="float" office:value="23.56">
            <text:p>23.56</text:p>
          </table:table-cell>
          <table:table-cell office:value-type="string">
            <text:p>3C01A8160617</text:p>
          </table:table-cell>
          <table:table-cell office:value-type="float" office:value="38.19">
            <text:p>38.19</text:p>
          </table:table-cell>
          <table:table-cell/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1099.84">
            <text:p>1099.84</text:p>
          </table:table-cell>
          <table:table-cell table:formula="of:=[.B135]-[.$B$1]" office:value-type="float" office:value="69.3599999999999">
            <text:p>69.36</text:p>
          </table:table-cell>
          <table:table-cell office:value-type="string">
            <text:p>3C01A816F0DA</text:p>
          </table:table-cell>
          <table:table-cell office:value-type="float" office:value="23.56">
            <text:p>23.56</text:p>
          </table:table-cell>
          <table:table-cell office:value-type="string">
            <text:p>3C01A8160617</text:p>
          </table:table-cell>
          <table:table-cell office:value-type="float" office:value="38.06">
            <text:p>38.06</text:p>
          </table:table-cell>
          <table:table-cell/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100.36">
            <text:p>1100.36</text:p>
          </table:table-cell>
          <table:table-cell table:formula="of:=[.B136]-[.$B$1]" office:value-type="float" office:value="69.8799999999999">
            <text:p>69.88</text:p>
          </table:table-cell>
          <table:table-cell office:value-type="string">
            <text:p>3C01A816F0DA</text:p>
          </table:table-cell>
          <table:table-cell office:value-type="float" office:value="23.56">
            <text:p>23.56</text:p>
          </table:table-cell>
          <table:table-cell office:value-type="string">
            <text:p>3C01A8160617</text:p>
          </table:table-cell>
          <table:table-cell office:value-type="float" office:value="37.94">
            <text:p>37.94</text:p>
          </table:table-cell>
          <table:table-cell/>
        </table:table-row>
        <table:table-row table:style-name="ro1">
          <table:table-cell office:value-type="float" office:value="2126">
            <text:p>2126</text:p>
          </table:table-cell>
          <table:table-cell office:value-type="float" office:value="1100.88">
            <text:p>1100.88</text:p>
          </table:table-cell>
          <table:table-cell table:formula="of:=[.B137]-[.$B$1]" office:value-type="float" office:value="70.4000000000001">
            <text:p>70.4</text:p>
          </table:table-cell>
          <table:table-cell office:value-type="string">
            <text:p>3C01A816F0DA</text:p>
          </table:table-cell>
          <table:table-cell office:value-type="float" office:value="23.56">
            <text:p>23.56</text:p>
          </table:table-cell>
          <table:table-cell office:value-type="string">
            <text:p>3C01A8160617</text:p>
          </table:table-cell>
          <table:table-cell office:value-type="float" office:value="37.81">
            <text:p>37.81</text:p>
          </table:table-cell>
          <table:table-cell/>
        </table:table-row>
        <table:table-row table:style-name="ro1">
          <table:table-cell office:value-type="float" office:value="2127">
            <text:p>2127</text:p>
          </table:table-cell>
          <table:table-cell office:value-type="float" office:value="1101.39">
            <text:p>1101.39</text:p>
          </table:table-cell>
          <table:table-cell table:formula="of:=[.B138]-[.$B$1]" office:value-type="float" office:value="70.9100000000001">
            <text:p>70.91</text:p>
          </table:table-cell>
          <table:table-cell office:value-type="string">
            <text:p>3C01A816F0DA</text:p>
          </table:table-cell>
          <table:table-cell office:value-type="float" office:value="23.62">
            <text:p>23.62</text:p>
          </table:table-cell>
          <table:table-cell office:value-type="string">
            <text:p>3C01A8160617</text:p>
          </table:table-cell>
          <table:table-cell office:value-type="float" office:value="37.69">
            <text:p>37.69</text:p>
          </table:table-cell>
          <table:table-cell/>
        </table:table-row>
        <table:table-row table:style-name="ro1">
          <table:table-cell office:value-type="float" office:value="2128">
            <text:p>2128</text:p>
          </table:table-cell>
          <table:table-cell office:value-type="float" office:value="1101.91">
            <text:p>1101.91</text:p>
          </table:table-cell>
          <table:table-cell table:formula="of:=[.B139]-[.$B$1]" office:value-type="float" office:value="71.4300000000001">
            <text:p>71.43</text:p>
          </table:table-cell>
          <table:table-cell office:value-type="string">
            <text:p>3C01A816F0DA</text:p>
          </table:table-cell>
          <table:table-cell office:value-type="float" office:value="23.62">
            <text:p>23.62</text:p>
          </table:table-cell>
          <table:table-cell office:value-type="string">
            <text:p>3C01A8160617</text:p>
          </table:table-cell>
          <table:table-cell office:value-type="float" office:value="37.56">
            <text:p>37.56</text:p>
          </table:table-cell>
          <table:table-cell/>
        </table:table-row>
        <table:table-row table:style-name="ro1">
          <table:table-cell office:value-type="float" office:value="2129">
            <text:p>2129</text:p>
          </table:table-cell>
          <table:table-cell office:value-type="float" office:value="1102.43">
            <text:p>1102.43</text:p>
          </table:table-cell>
          <table:table-cell table:formula="of:=[.B140]-[.$B$1]" office:value-type="float" office:value="71.9500000000001">
            <text:p>71.95</text:p>
          </table:table-cell>
          <table:table-cell office:value-type="string">
            <text:p>3C01A816F0DA</text:p>
          </table:table-cell>
          <table:table-cell office:value-type="float" office:value="23.69">
            <text:p>23.69</text:p>
          </table:table-cell>
          <table:table-cell office:value-type="string">
            <text:p>3C01A8160617</text:p>
          </table:table-cell>
          <table:table-cell office:value-type="float" office:value="37.44">
            <text:p>37.44</text:p>
          </table:table-cell>
          <table:table-cell/>
        </table:table-row>
        <table:table-row table:style-name="ro1">
          <table:table-cell office:value-type="float" office:value="2130">
            <text:p>2130</text:p>
          </table:table-cell>
          <table:table-cell office:value-type="float" office:value="1102.95">
            <text:p>1102.95</text:p>
          </table:table-cell>
          <table:table-cell table:formula="of:=[.B141]-[.$B$1]" office:value-type="float" office:value="72.47">
            <text:p>72.47</text:p>
          </table:table-cell>
          <table:table-cell office:value-type="string">
            <text:p>3C01A816F0DA</text:p>
          </table:table-cell>
          <table:table-cell office:value-type="float" office:value="23.69">
            <text:p>23.69</text:p>
          </table:table-cell>
          <table:table-cell office:value-type="string">
            <text:p>3C01A8160617</text:p>
          </table:table-cell>
          <table:table-cell office:value-type="float" office:value="37.31">
            <text:p>37.31</text:p>
          </table:table-cell>
          <table:table-cell/>
        </table:table-row>
        <table:table-row table:style-name="ro1">
          <table:table-cell office:value-type="float" office:value="2131">
            <text:p>2131</text:p>
          </table:table-cell>
          <table:table-cell office:value-type="float" office:value="1103.46">
            <text:p>1103.46</text:p>
          </table:table-cell>
          <table:table-cell table:formula="of:=[.B142]-[.$B$1]" office:value-type="float" office:value="72.98">
            <text:p>72.98</text:p>
          </table:table-cell>
          <table:table-cell office:value-type="string">
            <text:p>3C01A816F0DA</text:p>
          </table:table-cell>
          <table:table-cell office:value-type="float" office:value="23.75">
            <text:p>23.75</text:p>
          </table:table-cell>
          <table:table-cell office:value-type="string">
            <text:p>3C01A8160617</text:p>
          </table:table-cell>
          <table:table-cell office:value-type="float" office:value="37.19">
            <text:p>37.19</text:p>
          </table:table-cell>
          <table:table-cell/>
        </table:table-row>
        <table:table-row table:style-name="ro1">
          <table:table-cell office:value-type="float" office:value="2132">
            <text:p>2132</text:p>
          </table:table-cell>
          <table:table-cell office:value-type="float" office:value="1103.98">
            <text:p>1103.98</text:p>
          </table:table-cell>
          <table:table-cell table:formula="of:=[.B143]-[.$B$1]" office:value-type="float" office:value="73.5">
            <text:p>73.5</text:p>
          </table:table-cell>
          <table:table-cell office:value-type="string">
            <text:p>3C01A816F0DA</text:p>
          </table:table-cell>
          <table:table-cell office:value-type="float" office:value="23.75">
            <text:p>23.75</text:p>
          </table:table-cell>
          <table:table-cell office:value-type="string">
            <text:p>3C01A8160617</text:p>
          </table:table-cell>
          <table:table-cell office:value-type="float" office:value="37.06">
            <text:p>37.06</text:p>
          </table:table-cell>
          <table:table-cell/>
        </table:table-row>
        <table:table-row table:style-name="ro1">
          <table:table-cell office:value-type="float" office:value="2133">
            <text:p>2133</text:p>
          </table:table-cell>
          <table:table-cell office:value-type="float" office:value="1104.5">
            <text:p>1104.5</text:p>
          </table:table-cell>
          <table:table-cell table:formula="of:=[.B144]-[.$B$1]" office:value-type="float" office:value="74.02">
            <text:p>74.02</text:p>
          </table:table-cell>
          <table:table-cell office:value-type="string">
            <text:p>3C01A816F0DA</text:p>
          </table:table-cell>
          <table:table-cell office:value-type="float" office:value="23.69">
            <text:p>23.69</text:p>
          </table:table-cell>
          <table:table-cell office:value-type="string">
            <text:p>3C01A8160617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134">
            <text:p>2134</text:p>
          </table:table-cell>
          <table:table-cell office:value-type="float" office:value="1105.02">
            <text:p>1105.02</text:p>
          </table:table-cell>
          <table:table-cell table:formula="of:=[.B145]-[.$B$1]" office:value-type="float" office:value="74.54">
            <text:p>74.54</text:p>
          </table:table-cell>
          <table:table-cell office:value-type="string">
            <text:p>3C01A816F0DA</text:p>
          </table:table-cell>
          <table:table-cell office:value-type="float" office:value="23.75">
            <text:p>23.75</text:p>
          </table:table-cell>
          <table:table-cell office:value-type="string">
            <text:p>3C01A8160617</text:p>
          </table:table-cell>
          <table:table-cell office:value-type="float" office:value="36.88">
            <text:p>36.88</text:p>
          </table:table-cell>
          <table:table-cell/>
        </table:table-row>
        <table:table-row table:style-name="ro1">
          <table:table-cell office:value-type="float" office:value="2135">
            <text:p>2135</text:p>
          </table:table-cell>
          <table:table-cell office:value-type="float" office:value="1105.54">
            <text:p>1105.54</text:p>
          </table:table-cell>
          <table:table-cell table:formula="of:=[.B146]-[.$B$1]" office:value-type="float" office:value="75.06">
            <text:p>75.06</text:p>
          </table:table-cell>
          <table:table-cell office:value-type="string">
            <text:p>3C01A816F0DA</text:p>
          </table:table-cell>
          <table:table-cell office:value-type="float" office:value="23.75">
            <text:p>23.75</text:p>
          </table:table-cell>
          <table:table-cell office:value-type="string">
            <text:p>3C01A8160617</text:p>
          </table:table-cell>
          <table:table-cell office:value-type="float" office:value="36.75">
            <text:p>36.75</text:p>
          </table:table-cell>
          <table:table-cell/>
        </table:table-row>
        <table:table-row table:style-name="ro1">
          <table:table-cell office:value-type="float" office:value="2136">
            <text:p>2136</text:p>
          </table:table-cell>
          <table:table-cell office:value-type="float" office:value="1106.05">
            <text:p>1106.05</text:p>
          </table:table-cell>
          <table:table-cell table:formula="of:=[.B147]-[.$B$1]" office:value-type="float" office:value="75.5699999999999">
            <text:p>75.57</text:p>
          </table:table-cell>
          <table:table-cell office:value-type="string">
            <text:p>3C01A816F0DA</text:p>
          </table:table-cell>
          <table:table-cell office:value-type="float" office:value="23.75">
            <text:p>23.75</text:p>
          </table:table-cell>
          <table:table-cell office:value-type="string">
            <text:p>3C01A8160617</text:p>
          </table:table-cell>
          <table:table-cell office:value-type="float" office:value="36.56">
            <text:p>36.56</text:p>
          </table:table-cell>
          <table:table-cell/>
        </table:table-row>
        <table:table-row table:style-name="ro1">
          <table:table-cell office:value-type="float" office:value="2137">
            <text:p>2137</text:p>
          </table:table-cell>
          <table:table-cell office:value-type="float" office:value="1106.57">
            <text:p>1106.57</text:p>
          </table:table-cell>
          <table:table-cell table:formula="of:=[.B148]-[.$B$1]" office:value-type="float" office:value="76.0899999999999">
            <text:p>76.09</text:p>
          </table:table-cell>
          <table:table-cell office:value-type="string">
            <text:p>3C01A816F0DA</text:p>
          </table:table-cell>
          <table:table-cell office:value-type="float" office:value="23.75">
            <text:p>23.75</text:p>
          </table:table-cell>
          <table:table-cell office:value-type="string">
            <text:p>3C01A8160617</text:p>
          </table:table-cell>
          <table:table-cell office:value-type="float" office:value="36.5">
            <text:p>36.5</text:p>
          </table:table-cell>
          <table:table-cell/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1107.09">
            <text:p>1107.09</text:p>
          </table:table-cell>
          <table:table-cell table:formula="of:=[.B149]-[.$B$1]" office:value-type="float" office:value="76.6099999999999">
            <text:p>76.61</text:p>
          </table:table-cell>
          <table:table-cell office:value-type="string">
            <text:p>3C01A816F0DA</text:p>
          </table:table-cell>
          <table:table-cell office:value-type="float" office:value="23.75">
            <text:p>23.75</text:p>
          </table:table-cell>
          <table:table-cell office:value-type="string">
            <text:p>3C01A8160617</text:p>
          </table:table-cell>
          <table:table-cell office:value-type="float" office:value="36.38">
            <text:p>36.38</text:p>
          </table:table-cell>
          <table:table-cell/>
        </table:table-row>
        <table:table-row table:style-name="ro1">
          <table:table-cell office:value-type="float" office:value="2139">
            <text:p>2139</text:p>
          </table:table-cell>
          <table:table-cell office:value-type="float" office:value="1107.61">
            <text:p>1107.61</text:p>
          </table:table-cell>
          <table:table-cell table:formula="of:=[.B150]-[.$B$1]" office:value-type="float" office:value="77.1299999999999">
            <text:p>77.13</text:p>
          </table:table-cell>
          <table:table-cell office:value-type="string">
            <text:p>3C01A816F0DA</text:p>
          </table:table-cell>
          <table:table-cell office:value-type="float" office:value="23.81">
            <text:p>23.81</text:p>
          </table:table-cell>
          <table:table-cell office:value-type="string">
            <text:p>3C01A8160617</text:p>
          </table:table-cell>
          <table:table-cell office:value-type="float" office:value="36.31">
            <text:p>36.31</text:p>
          </table:table-cell>
          <table:table-cell/>
        </table:table-row>
        <table:table-row table:style-name="ro1">
          <table:table-cell office:value-type="float" office:value="2140">
            <text:p>2140</text:p>
          </table:table-cell>
          <table:table-cell office:value-type="float" office:value="1108.12">
            <text:p>1108.12</text:p>
          </table:table-cell>
          <table:table-cell table:formula="of:=[.B151]-[.$B$1]" office:value-type="float" office:value="77.6399999999999">
            <text:p>77.64</text:p>
          </table:table-cell>
          <table:table-cell office:value-type="string">
            <text:p>3C01A816F0DA</text:p>
          </table:table-cell>
          <table:table-cell office:value-type="float" office:value="23.81">
            <text:p>23.81</text:p>
          </table:table-cell>
          <table:table-cell office:value-type="string">
            <text:p>3C01A8160617</text:p>
          </table:table-cell>
          <table:table-cell office:value-type="float" office:value="36.19">
            <text:p>36.19</text:p>
          </table:table-cell>
          <table:table-cell/>
        </table:table-row>
        <table:table-row table:style-name="ro1">
          <table:table-cell office:value-type="float" office:value="2141">
            <text:p>2141</text:p>
          </table:table-cell>
          <table:table-cell office:value-type="float" office:value="1108.64">
            <text:p>1108.64</text:p>
          </table:table-cell>
          <table:table-cell table:formula="of:=[.B152]-[.$B$1]" office:value-type="float" office:value="78.1600000000001">
            <text:p>78.16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6.06">
            <text:p>36.06</text:p>
          </table:table-cell>
          <table:table-cell/>
        </table:table-row>
        <table:table-row table:style-name="ro1">
          <table:table-cell office:value-type="float" office:value="2142">
            <text:p>2142</text:p>
          </table:table-cell>
          <table:table-cell office:value-type="float" office:value="1109.16">
            <text:p>1109.16</text:p>
          </table:table-cell>
          <table:table-cell table:formula="of:=[.B153]-[.$B$1]" office:value-type="float" office:value="78.6800000000001">
            <text:p>78.68</text:p>
          </table:table-cell>
          <table:table-cell office:value-type="string">
            <text:p>3C01A816F0DA</text:p>
          </table:table-cell>
          <table:table-cell office:value-type="float" office:value="23.81">
            <text:p>23.81</text:p>
          </table:table-cell>
          <table:table-cell office:value-type="string">
            <text:p>3C01A8160617</text:p>
          </table:table-cell>
          <table:table-cell office:value-type="float" office:value="35.94">
            <text:p>35.94</text:p>
          </table:table-cell>
          <table:table-cell/>
        </table:table-row>
        <table:table-row table:style-name="ro1">
          <table:table-cell office:value-type="float" office:value="2143">
            <text:p>2143</text:p>
          </table:table-cell>
          <table:table-cell office:value-type="float" office:value="1109.68">
            <text:p>1109.68</text:p>
          </table:table-cell>
          <table:table-cell table:formula="of:=[.B154]-[.$B$1]" office:value-type="float" office:value="79.2">
            <text:p>79.2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5.88">
            <text:p>35.88</text:p>
          </table:table-cell>
          <table:table-cell/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1110.19">
            <text:p>1110.19</text:p>
          </table:table-cell>
          <table:table-cell table:formula="of:=[.B155]-[.$B$1]" office:value-type="float" office:value="79.71">
            <text:p>79.71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5.88">
            <text:p>35.88</text:p>
          </table:table-cell>
          <table:table-cell/>
        </table:table-row>
        <table:table-row table:style-name="ro1">
          <table:table-cell office:value-type="float" office:value="2145">
            <text:p>2145</text:p>
          </table:table-cell>
          <table:table-cell office:value-type="float" office:value="1110.71">
            <text:p>1110.71</text:p>
          </table:table-cell>
          <table:table-cell table:formula="of:=[.B156]-[.$B$1]" office:value-type="float" office:value="80.23">
            <text:p>80.23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5.81">
            <text:p>35.81</text:p>
          </table:table-cell>
          <table:table-cell/>
        </table:table-row>
        <table:table-row table:style-name="ro1">
          <table:table-cell office:value-type="float" office:value="2146">
            <text:p>2146</text:p>
          </table:table-cell>
          <table:table-cell office:value-type="float" office:value="1111.23">
            <text:p>1111.23</text:p>
          </table:table-cell>
          <table:table-cell table:formula="of:=[.B157]-[.$B$1]" office:value-type="float" office:value="80.75">
            <text:p>80.75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5.75">
            <text:p>35.75</text:p>
          </table:table-cell>
          <table:table-cell/>
        </table:table-row>
        <table:table-row table:style-name="ro1">
          <table:table-cell office:value-type="float" office:value="2147">
            <text:p>2147</text:p>
          </table:table-cell>
          <table:table-cell office:value-type="float" office:value="1111.75">
            <text:p>1111.75</text:p>
          </table:table-cell>
          <table:table-cell table:formula="of:=[.B158]-[.$B$1]" office:value-type="float" office:value="81.27">
            <text:p>81.27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5.69">
            <text:p>35.69</text:p>
          </table:table-cell>
          <table:table-cell/>
        </table:table-row>
        <table:table-row table:style-name="ro1">
          <table:table-cell office:value-type="float" office:value="2148">
            <text:p>2148</text:p>
          </table:table-cell>
          <table:table-cell office:value-type="float" office:value="1112.27">
            <text:p>1112.27</text:p>
          </table:table-cell>
          <table:table-cell table:formula="of:=[.B159]-[.$B$1]" office:value-type="float" office:value="81.79">
            <text:p>81.79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5.69">
            <text:p>35.69</text:p>
          </table:table-cell>
          <table:table-cell/>
        </table:table-row>
        <table:table-row table:style-name="ro1">
          <table:table-cell office:value-type="float" office:value="2149">
            <text:p>2149</text:p>
          </table:table-cell>
          <table:table-cell office:value-type="float" office:value="1112.78">
            <text:p>1112.78</text:p>
          </table:table-cell>
          <table:table-cell table:formula="of:=[.B160]-[.$B$1]" office:value-type="float" office:value="82.3">
            <text:p>82.3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5.56">
            <text:p>35.56</text:p>
          </table:table-cell>
          <table:table-cell/>
        </table:table-row>
        <table:table-row table:style-name="ro1">
          <table:table-cell office:value-type="float" office:value="2150">
            <text:p>2150</text:p>
          </table:table-cell>
          <table:table-cell office:value-type="float" office:value="1113.3">
            <text:p>1113.3</text:p>
          </table:table-cell>
          <table:table-cell table:formula="of:=[.B161]-[.$B$1]" office:value-type="float" office:value="82.8199999999999">
            <text:p>82.82</text:p>
          </table:table-cell>
          <table:table-cell office:value-type="string">
            <text:p>3C01A816F0DA</text:p>
          </table:table-cell>
          <table:table-cell office:value-type="float" office:value="24">
            <text:p>24</text:p>
          </table:table-cell>
          <table:table-cell office:value-type="string">
            <text:p>3C01A8160617</text:p>
          </table:table-cell>
          <table:table-cell office:value-type="float" office:value="35.5">
            <text:p>35.5</text:p>
          </table:table-cell>
          <table:table-cell/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1113.82">
            <text:p>1113.82</text:p>
          </table:table-cell>
          <table:table-cell table:formula="of:=[.B162]-[.$B$1]" office:value-type="float" office:value="83.3399999999999">
            <text:p>83.34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5.5">
            <text:p>35.5</text:p>
          </table:table-cell>
          <table:table-cell/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1114.34">
            <text:p>1114.34</text:p>
          </table:table-cell>
          <table:table-cell table:formula="of:=[.B163]-[.$B$1]" office:value-type="float" office:value="83.8599999999999">
            <text:p>83.86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5.38">
            <text:p>35.38</text:p>
          </table:table-cell>
          <table:table-cell/>
        </table:table-row>
        <table:table-row table:style-name="ro1">
          <table:table-cell office:value-type="float" office:value="2153">
            <text:p>2153</text:p>
          </table:table-cell>
          <table:table-cell office:value-type="float" office:value="1114.85">
            <text:p>1114.85</text:p>
          </table:table-cell>
          <table:table-cell table:formula="of:=[.B164]-[.$B$1]" office:value-type="float" office:value="84.3699999999999">
            <text:p>84.37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5.31">
            <text:p>35.31</text:p>
          </table:table-cell>
          <table:table-cell/>
        </table:table-row>
        <table:table-row table:style-name="ro1">
          <table:table-cell office:value-type="float" office:value="2154">
            <text:p>2154</text:p>
          </table:table-cell>
          <table:table-cell office:value-type="float" office:value="1115.37">
            <text:p>1115.37</text:p>
          </table:table-cell>
          <table:table-cell table:formula="of:=[.B165]-[.$B$1]" office:value-type="float" office:value="84.8899999999999">
            <text:p>84.89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5.19">
            <text:p>35.19</text:p>
          </table:table-cell>
          <table:table-cell/>
        </table:table-row>
        <table:table-row table:style-name="ro1">
          <table:table-cell office:value-type="float" office:value="2155">
            <text:p>2155</text:p>
          </table:table-cell>
          <table:table-cell office:value-type="float" office:value="1115.89">
            <text:p>1115.89</text:p>
          </table:table-cell>
          <table:table-cell table:formula="of:=[.B166]-[.$B$1]" office:value-type="float" office:value="85.4100000000001">
            <text:p>85.41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5.13">
            <text:p>35.13</text:p>
          </table:table-cell>
          <table:table-cell/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1116.41">
            <text:p>1116.41</text:p>
          </table:table-cell>
          <table:table-cell table:formula="of:=[.B167]-[.$B$1]" office:value-type="float" office:value="85.9300000000001">
            <text:p>85.93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157">
            <text:p>2157</text:p>
          </table:table-cell>
          <table:table-cell office:value-type="float" office:value="1116.92">
            <text:p>1116.92</text:p>
          </table:table-cell>
          <table:table-cell table:formula="of:=[.B168]-[.$B$1]" office:value-type="float" office:value="86.4400000000001">
            <text:p>86.44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1117.44">
            <text:p>1117.44</text:p>
          </table:table-cell>
          <table:table-cell table:formula="of:=[.B169]-[.$B$1]" office:value-type="float" office:value="86.96">
            <text:p>86.96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4.88">
            <text:p>34.88</text:p>
          </table:table-cell>
          <table:table-cell/>
        </table:table-row>
        <table:table-row table:style-name="ro1">
          <table:table-cell office:value-type="float" office:value="2159">
            <text:p>2159</text:p>
          </table:table-cell>
          <table:table-cell office:value-type="float" office:value="1117.96">
            <text:p>1117.96</text:p>
          </table:table-cell>
          <table:table-cell table:formula="of:=[.B170]-[.$B$1]" office:value-type="float" office:value="87.48">
            <text:p>87.48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4.81">
            <text:p>34.81</text:p>
          </table:table-cell>
          <table:table-cell/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1118.48">
            <text:p>1118.48</text:p>
          </table:table-cell>
          <table:table-cell table:formula="of:=[.B171]-[.$B$1]" office:value-type="float" office:value="88">
            <text:p>88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4.75">
            <text:p>34.75</text:p>
          </table:table-cell>
          <table:table-cell/>
        </table:table-row>
        <table:table-row table:style-name="ro1">
          <table:table-cell office:value-type="float" office:value="2161">
            <text:p>2161</text:p>
          </table:table-cell>
          <table:table-cell office:value-type="float" office:value="1118.99">
            <text:p>1118.99</text:p>
          </table:table-cell>
          <table:table-cell table:formula="of:=[.B172]-[.$B$1]" office:value-type="float" office:value="88.51">
            <text:p>88.51</text:p>
          </table:table-cell>
          <table:table-cell office:value-type="string">
            <text:p>3C01A816F0DA</text:p>
          </table:table-cell>
          <table:table-cell office:value-type="float" office:value="23.94">
            <text:p>23.94</text:p>
          </table:table-cell>
          <table:table-cell office:value-type="string">
            <text:p>3C01A8160617</text:p>
          </table:table-cell>
          <table:table-cell office:value-type="float" office:value="34.63">
            <text:p>34.63</text:p>
          </table:table-cell>
          <table:table-cell/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1119.51">
            <text:p>1119.51</text:p>
          </table:table-cell>
          <table:table-cell table:formula="of:=[.B173]-[.$B$1]" office:value-type="float" office:value="89.03">
            <text:p>89.03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4.56">
            <text:p>34.56</text:p>
          </table:table-cell>
          <table:table-cell/>
        </table:table-row>
        <table:table-row table:style-name="ro1">
          <table:table-cell office:value-type="float" office:value="2163">
            <text:p>2163</text:p>
          </table:table-cell>
          <table:table-cell office:value-type="float" office:value="1120.03">
            <text:p>1120.03</text:p>
          </table:table-cell>
          <table:table-cell table:formula="of:=[.B174]-[.$B$1]" office:value-type="float" office:value="89.55">
            <text:p>89.55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4.44">
            <text:p>34.44</text:p>
          </table:table-cell>
          <table:table-cell/>
        </table:table-row>
        <table:table-row table:style-name="ro1">
          <table:table-cell office:value-type="float" office:value="2164">
            <text:p>2164</text:p>
          </table:table-cell>
          <table:table-cell office:value-type="float" office:value="1120.55">
            <text:p>1120.55</text:p>
          </table:table-cell>
          <table:table-cell table:formula="of:=[.B175]-[.$B$1]" office:value-type="float" office:value="90.0699999999999">
            <text:p>90.07</text:p>
          </table:table-cell>
          <table:table-cell office:value-type="string">
            <text:p>3C01A816F0DA</text:p>
          </table:table-cell>
          <table:table-cell office:value-type="float" office:value="23.87">
            <text:p>23.87</text:p>
          </table:table-cell>
          <table:table-cell office:value-type="string">
            <text:p>3C01A8160617</text:p>
          </table:table-cell>
          <table:table-cell office:value-type="float" office:value="34.38">
            <text:p>34.38</text:p>
          </table:table-cell>
          <table:table-cell/>
        </table:table-row>
        <table:table-row table:style-name="ro1">
          <table:table-cell office:value-type="float" office:value="2165">
            <text:p>2165</text:p>
          </table:table-cell>
          <table:table-cell office:value-type="float" office:value="1121.06">
            <text:p>1121.06</text:p>
          </table:table-cell>
          <table:table-cell table:formula="of:=[.B176]-[.$B$1]" office:value-type="float" office:value="90.5799999999999">
            <text:p>90.58</text:p>
          </table:table-cell>
          <table:table-cell office:value-type="string">
            <text:p>3C01A816F0DA</text:p>
          </table:table-cell>
          <table:table-cell office:value-type="float" office:value="23.81">
            <text:p>23.81</text:p>
          </table:table-cell>
          <table:table-cell office:value-type="string">
            <text:p>3C01A8160617</text:p>
          </table:table-cell>
          <table:table-cell office:value-type="float" office:value="34.25">
            <text:p>34.25</text:p>
          </table:table-cell>
          <table:table-cell/>
        </table:table-row>
        <table:table-row table:style-name="ro1">
          <table:table-cell office:value-type="float" office:value="2166">
            <text:p>2166</text:p>
          </table:table-cell>
          <table:table-cell office:value-type="float" office:value="1121.58">
            <text:p>1121.58</text:p>
          </table:table-cell>
          <table:table-cell table:formula="of:=[.B177]-[.$B$1]" office:value-type="float" office:value="91.0999999999999">
            <text:p>91.1</text:p>
          </table:table-cell>
          <table:table-cell office:value-type="string">
            <text:p>3C01A816F0DA</text:p>
          </table:table-cell>
          <table:table-cell office:value-type="float" office:value="23.81">
            <text:p>23.81</text:p>
          </table:table-cell>
          <table:table-cell office:value-type="string">
            <text:p>3C01A8160617</text:p>
          </table:table-cell>
          <table:table-cell office:value-type="float" office:value="34.19">
            <text:p>34.19</text:p>
          </table:table-cell>
          <table:table-cell/>
        </table:table-row>
        <table:table-row table:style-name="ro1">
          <table:table-cell office:value-type="float" office:value="2167">
            <text:p>2167</text:p>
          </table:table-cell>
          <table:table-cell office:value-type="float" office:value="1122.1">
            <text:p>1122.1</text:p>
          </table:table-cell>
          <table:table-cell table:formula="of:=[.B178]-[.$B$1]" office:value-type="float" office:value="91.6199999999999">
            <text:p>91.62</text:p>
          </table:table-cell>
          <table:table-cell office:value-type="string">
            <text:p>3C01A816F0DA</text:p>
          </table:table-cell>
          <table:table-cell office:value-type="float" office:value="23.81">
            <text:p>23.81</text:p>
          </table:table-cell>
          <table:table-cell office:value-type="string">
            <text:p>3C01A8160617</text:p>
          </table:table-cell>
          <table:table-cell office:value-type="float" office:value="34.13">
            <text:p>34.13</text:p>
          </table:table-cell>
          <table:table-cell/>
        </table:table-row>
        <table:table-row table:style-name="ro1">
          <table:table-cell office:value-type="float" office:value="2168">
            <text:p>2168</text:p>
          </table:table-cell>
          <table:table-cell office:value-type="float" office:value="1122.62">
            <text:p>1122.62</text:p>
          </table:table-cell>
          <table:table-cell table:formula="of:=[.B179]-[.$B$1]" office:value-type="float" office:value="92.1399999999999">
            <text:p>92.14</text:p>
          </table:table-cell>
          <table:table-cell office:value-type="string">
            <text:p>3C01A816F0DA</text:p>
          </table:table-cell>
          <table:table-cell office:value-type="float" office:value="23.81">
            <text:p>23.81</text:p>
          </table:table-cell>
          <table:table-cell office:value-type="string">
            <text:p>3C01A816061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169">
            <text:p>2169</text:p>
          </table:table-cell>
          <table:table-cell office:value-type="float" office:value="1123.14">
            <text:p>1123.14</text:p>
          </table:table-cell>
          <table:table-cell table:formula="of:=[.B180]-[.$B$1]" office:value-type="float" office:value="92.6600000000001">
            <text:p>92.66</text:p>
          </table:table-cell>
          <table:table-cell office:value-type="string">
            <text:p>3C01A816F0DA</text:p>
          </table:table-cell>
          <table:table-cell office:value-type="float" office:value="23.81">
            <text:p>23.81</text:p>
          </table:table-cell>
          <table:table-cell office:value-type="string">
            <text:p>3C01A8160617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2170">
            <text:p>2170</text:p>
          </table:table-cell>
          <table:table-cell office:value-type="float" office:value="1123.65">
            <text:p>1123.65</text:p>
          </table:table-cell>
          <table:table-cell table:formula="of:=[.B181]-[.$B$1]" office:value-type="float" office:value="93.1700000000001">
            <text:p>93.17</text:p>
          </table:table-cell>
          <table:table-cell office:value-type="string">
            <text:p>3C01A816F0DA</text:p>
          </table:table-cell>
          <table:table-cell office:value-type="float" office:value="23.75">
            <text:p>23.75</text:p>
          </table:table-cell>
          <table:table-cell office:value-type="string">
            <text:p>3C01A8160617</text:p>
          </table:table-cell>
          <table:table-cell office:value-type="float" office:value="33.88">
            <text:p>33.88</text:p>
          </table:table-cell>
          <table:table-cell/>
        </table:table-row>
        <table:table-row table:style-name="ro1">
          <table:table-cell office:value-type="float" office:value="2171">
            <text:p>2171</text:p>
          </table:table-cell>
          <table:table-cell office:value-type="float" office:value="1124.17">
            <text:p>1124.17</text:p>
          </table:table-cell>
          <table:table-cell table:formula="of:=[.B182]-[.$B$1]" office:value-type="float" office:value="93.6900000000001">
            <text:p>93.69</text:p>
          </table:table-cell>
          <table:table-cell office:value-type="string">
            <text:p>3C01A816F0DA</text:p>
          </table:table-cell>
          <table:table-cell office:value-type="float" office:value="23.81">
            <text:p>23.81</text:p>
          </table:table-cell>
          <table:table-cell office:value-type="string">
            <text:p>3C01A8160617</text:p>
          </table:table-cell>
          <table:table-cell office:value-type="float" office:value="33.75">
            <text:p>33.75</text:p>
          </table:table-cell>
          <table:table-cell/>
        </table:table-row>
        <table:table-row table:style-name="ro1">
          <table:table-cell office:value-type="float" office:value="2172">
            <text:p>2172</text:p>
          </table:table-cell>
          <table:table-cell office:value-type="float" office:value="1124.69">
            <text:p>1124.69</text:p>
          </table:table-cell>
          <table:table-cell table:formula="of:=[.B183]-[.$B$1]" office:value-type="float" office:value="94.21">
            <text:p>94.21</text:p>
          </table:table-cell>
          <table:table-cell office:value-type="string">
            <text:p>3C01A816F0DA</text:p>
          </table:table-cell>
          <table:table-cell office:value-type="float" office:value="23.75">
            <text:p>23.75</text:p>
          </table:table-cell>
          <table:table-cell office:value-type="string">
            <text:p>3C01A8160617</text:p>
          </table:table-cell>
          <table:table-cell office:value-type="float" office:value="33.69">
            <text:p>33.69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6107" number:language="de" number:country="CH">
      <number:day number:style="long"/>
      <number:text>. </number:text>
      <number:month number:textual="true"/>
    </number:date-style>
    <number:date-style style:name="N16108" number:language="de" number:country="CH">
      <number:month number:textual="true"/>
      <number:text> </number:text>
      <number:year/>
    </number:date-style>
    <number:time-style style:name="N16109" number:language="de" number:country="CH">
      <number:hours/>
      <number:text>:</number:text>
      <number:minutes number:style="long"/>
      <number:text> </number:text>
      <number:am-pm/>
    </number:time-style>
    <number:time-style style:name="N16110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2P0" style:volatile="true" number:language="de" number:country="CH">
      <number:text>SFr. </number:text>
      <number:number number:decimal-places="0" number:min-integer-digits="1" number:grouping="true"/>
    </number:number-style>
    <number:number-style style:name="N16112" number:language="de" number:country="CH">
      <number:text>SFr. -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de" number:country="CH">
      <number:text>SFr. </number:text>
      <number:number number:decimal-places="0" number:min-integer-digits="1" number:grouping="true"/>
    </number:number-style>
    <number:number-style style:name="N16113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de" number:country="CH">
      <number:text>SFr. </number:text>
      <number:number number:decimal-places="2" number:min-integer-digits="1" number:grouping="true"/>
    </number:number-style>
    <number:number-style style:name="N16114" number:language="de" number:country="CH">
      <number:text>SFr. -</number:text>
      <number:number number:decimal-places="2" number:min-integer-digits="1" number:grouping="true"/>
      <style:map style:condition="value()&gt;=0" style:apply-style-name="N16114P0"/>
    </number:number-style>
    <number:number-style style:name="N16115P0" style:volatile="true" number:language="de" number:country="CH">
      <number:text>SFr. </number:text>
      <number:number number:decimal-places="2" number:min-integer-digits="1" number:grouping="true"/>
    </number:number-style>
    <number:number-style style:name="N16115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6115P0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0">20.11.2020</text:date>, <text:time>18:30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0T18:30:49.17</dc:date>
    <dc:creator>Thomas </dc:creator>
    <meta:document-statistic meta:table-count="1" meta:cell-count="1281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64cm" svg:y="0.316cm" chart:style-name="ch2">
          <text:p>Auskühen</text:p>
        </chart:title>
        <chart:legend chart:legend-position="end" svg:x="13.307cm" svg:y="4.188cm" style:legend-expansion="high" chart:style-name="ch3"/>
        <chart:plot-area chart:style-name="ch4" table:cell-range-address="Tabelle1.C1:Tabelle1.C183 Tabelle1.G1:Tabelle1.G183" svg:x="1.358cm" svg:y="1.635cm" svg:width="11.309cm" svg:height="6.177cm">
          <chartooo:coordinate-region svg:x="2.165cm" svg:y="1.847cm" svg:width="10.222cm" svg:height="5.292cm"/>
          <chart:axis chart:dimension="x" chart:name="primary-x" chart:style-name="ch5">
            <chart:title svg:x="6.862cm" svg:y="7.993cm" chart:style-name="ch6">
              <text:p>s</text:p>
            </chart:title>
          </chart:axis>
          <chart:axis chart:dimension="y" chart:name="primary-y" chart:style-name="ch5">
            <chart:title svg:x="0.451cm" svg:y="4.926cm" chart:style-name="ch7">
              <text:p>°c</text:p>
            </chart:title>
            <chart:grid chart:style-name="ch8" chart:class="major"/>
          </chart:axis>
          <chart:series chart:style-name="ch9" chart:values-cell-range-address="Tabelle1.G1:Tabelle1.G183" chart:class="chart:scatter">
            <chart:domain table:cell-range-address="Tabelle1.C1:Tabelle1.C183"/>
            <chart:data-point chart:repeated="18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C</text:p>
              </table:table-cell>
              <table:table-cell office:value-type="string">
                <text:p>Spalte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C1:Tabelle1.C183</svg:desc>
                </draw:g>
              </table:table-cell>
              <table:table-cell office:value-type="float" office:value="89.19">
                <text:p>89.19</text:p>
                <draw:g>
                  <svg:desc>Tabelle1.G1:Tabelle1.G18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19999999999982">
                <text:p>0.519999999999982</text:p>
              </table:table-cell>
              <table:table-cell office:value-type="float" office:value="89.19">
                <text:p>89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999999999997">
                <text:p>1.02999999999997</text:p>
              </table:table-cell>
              <table:table-cell office:value-type="float" office:value="89.19">
                <text:p>89.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4999999999995">
                <text:p>1.54999999999995</text:p>
              </table:table-cell>
              <table:table-cell office:value-type="float" office:value="89.19">
                <text:p>89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6999999999994">
                <text:p>2.06999999999994</text:p>
              </table:table-cell>
              <table:table-cell office:value-type="float" office:value="89.25">
                <text:p>89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8999999999992">
                <text:p>2.58999999999992</text:p>
              </table:table-cell>
              <table:table-cell office:value-type="float" office:value="89.25">
                <text:p>89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9999999999991">
                <text:p>3.09999999999991</text:p>
              </table:table-cell>
              <table:table-cell office:value-type="float" office:value="89.25">
                <text:p>89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61999999999989">
                <text:p>3.61999999999989</text:p>
              </table:table-cell>
              <table:table-cell office:value-type="float" office:value="89.19">
                <text:p>89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3999999999987">
                <text:p>4.13999999999987</text:p>
              </table:table-cell>
              <table:table-cell office:value-type="float" office:value="89.12">
                <text:p>89.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6000000000008">
                <text:p>4.6600000000000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18000000000006">
                <text:p>5.18000000000006</text:p>
              </table:table-cell>
              <table:table-cell office:value-type="float" office:value="88.81">
                <text:p>88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9000000000005">
                <text:p>5.69000000000005</text:p>
              </table:table-cell>
              <table:table-cell office:value-type="float" office:value="88.56">
                <text:p>88.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1000000000004">
                <text:p>6.21000000000004</text:p>
              </table:table-cell>
              <table:table-cell office:value-type="float" office:value="88.25">
                <text:p>88.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3000000000002">
                <text:p>6.73000000000002</text:p>
              </table:table-cell>
              <table:table-cell office:value-type="float" office:value="87.94">
                <text:p>87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24000000000001">
                <text:p>7.24000000000001</text:p>
              </table:table-cell>
              <table:table-cell office:value-type="float" office:value="87.56">
                <text:p>87.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75999999999999">
                <text:p>7.75999999999999</text:p>
              </table:table-cell>
              <table:table-cell office:value-type="float" office:value="87.12">
                <text:p>87.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.27999999999997">
                <text:p>8.27999999999997</text:p>
              </table:table-cell>
              <table:table-cell office:value-type="float" office:value="86.69">
                <text:p>86.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79999999999995">
                <text:p>8.79999999999995</text:p>
              </table:table-cell>
              <table:table-cell office:value-type="float" office:value="86.19">
                <text:p>86.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.31999999999994">
                <text:p>9.31999999999994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.82999999999993">
                <text:p>9.82999999999993</text:p>
              </table:table-cell>
              <table:table-cell office:value-type="float" office:value="85.06">
                <text:p>85.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.3499999999999">
                <text:p>10.3499999999999</text:p>
              </table:table-cell>
              <table:table-cell office:value-type="float" office:value="84.5">
                <text:p>84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.8699999999999">
                <text:p>10.8699999999999</text:p>
              </table:table-cell>
              <table:table-cell office:value-type="float" office:value="83.87">
                <text:p>83.8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3899999999999">
                <text:p>11.3899999999999</text:p>
              </table:table-cell>
              <table:table-cell office:value-type="float" office:value="83.25">
                <text:p>83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9000000000001">
                <text:p>11.9000000000001</text:p>
              </table:table-cell>
              <table:table-cell office:value-type="float" office:value="82.62">
                <text:p>82.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200000000001">
                <text:p>12.420000000000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9400000000001">
                <text:p>12.9400000000001</text:p>
              </table:table-cell>
              <table:table-cell office:value-type="float" office:value="81.37">
                <text:p>81.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46">
                <text:p>13.46</text:p>
              </table:table-cell>
              <table:table-cell office:value-type="float" office:value="80.69">
                <text:p>80.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.97">
                <text:p>13.9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.49">
                <text:p>14.49</text:p>
              </table:table-cell>
              <table:table-cell office:value-type="float" office:value="79.31">
                <text:p>79.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01">
                <text:p>15.01</text:p>
              </table:table-cell>
              <table:table-cell office:value-type="float" office:value="78.62">
                <text:p>78.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53">
                <text:p>15.53</text:p>
              </table:table-cell>
              <table:table-cell office:value-type="float" office:value="77.94">
                <text:p>77.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04">
                <text:p>16.04</text:p>
              </table:table-cell>
              <table:table-cell office:value-type="float" office:value="77.25">
                <text:p>77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.5599999999999">
                <text:p>16.5599999999999</text:p>
              </table:table-cell>
              <table:table-cell office:value-type="float" office:value="75.56">
                <text:p>75.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.0799999999999">
                <text:p>17.0799999999999</text:p>
              </table:table-cell>
              <table:table-cell office:value-type="float" office:value="75.19">
                <text:p>75.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.5999999999999">
                <text:p>17.5999999999999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.1099999999999">
                <text:p>18.1099999999999</text:p>
              </table:table-cell>
              <table:table-cell office:value-type="float" office:value="73.75">
                <text:p>73.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.6299999999999">
                <text:p>18.6299999999999</text:p>
              </table:table-cell>
              <table:table-cell office:value-type="float" office:value="73.06">
                <text:p>73.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.1500000000001">
                <text:p>19.1500000000001</text:p>
              </table:table-cell>
              <table:table-cell office:value-type="float" office:value="72.37">
                <text:p>72.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6700000000001">
                <text:p>19.6700000000001</text:p>
              </table:table-cell>
              <table:table-cell office:value-type="float" office:value="71.69">
                <text:p>71.6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.1900000000001">
                <text:p>20.190000000000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7">
                <text:p>20.7</text:p>
              </table:table-cell>
              <table:table-cell office:value-type="float" office:value="70.31">
                <text:p>70.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.22">
                <text:p>21.22</text:p>
              </table:table-cell>
              <table:table-cell office:value-type="float" office:value="69.69">
                <text:p>69.6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.74">
                <text:p>21.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.26">
                <text:p>22.26</text:p>
              </table:table-cell>
              <table:table-cell office:value-type="float" office:value="68.37">
                <text:p>68.3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77">
                <text:p>22.77</text:p>
              </table:table-cell>
              <table:table-cell office:value-type="float" office:value="67.69">
                <text:p>67.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29">
                <text:p>23.29</text:p>
              </table:table-cell>
              <table:table-cell office:value-type="float" office:value="67.06">
                <text:p>67.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8099999999999">
                <text:p>23.8099999999999</text:p>
              </table:table-cell>
              <table:table-cell office:value-type="float" office:value="66.44">
                <text:p>66.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.3299999999999">
                <text:p>24.3299999999999</text:p>
              </table:table-cell>
              <table:table-cell office:value-type="float" office:value="65.81">
                <text:p>65.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.8399999999999">
                <text:p>24.8399999999999</text:p>
              </table:table-cell>
              <table:table-cell office:value-type="float" office:value="65.25">
                <text:p>65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.3599999999999">
                <text:p>25.3599999999999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8799999999999">
                <text:p>25.8799999999999</text:p>
              </table:table-cell>
              <table:table-cell office:value-type="float" office:value="64.06">
                <text:p>64.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.4000000000001">
                <text:p>26.4000000000001</text:p>
              </table:table-cell>
              <table:table-cell office:value-type="float" office:value="63.44">
                <text:p>63.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.9200000000001">
                <text:p>26.9200000000001</text:p>
              </table:table-cell>
              <table:table-cell office:value-type="float" office:value="62.88">
                <text:p>62.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.4300000000001">
                <text:p>27.4300000000001</text:p>
              </table:table-cell>
              <table:table-cell office:value-type="float" office:value="62.38">
                <text:p>62.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.95">
                <text:p>27.95</text:p>
              </table:table-cell>
              <table:table-cell office:value-type="float" office:value="61.81">
                <text:p>61.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.47">
                <text:p>28.47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.99">
                <text:p>28.99</text:p>
              </table:table-cell>
              <table:table-cell office:value-type="float" office:value="60.81">
                <text:p>60.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.5">
                <text:p>29.5</text:p>
              </table:table-cell>
              <table:table-cell office:value-type="float" office:value="60.25">
                <text:p>60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.02">
                <text:p>30.02</text:p>
              </table:table-cell>
              <table:table-cell office:value-type="float" office:value="59.81">
                <text:p>59.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.54">
                <text:p>30.54</text:p>
              </table:table-cell>
              <table:table-cell office:value-type="float" office:value="59.31">
                <text:p>59.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.0599999999999">
                <text:p>31.0599999999999</text:p>
              </table:table-cell>
              <table:table-cell office:value-type="float" office:value="58.88">
                <text:p>58.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.5699999999999">
                <text:p>31.5699999999999</text:p>
              </table:table-cell>
              <table:table-cell office:value-type="float" office:value="58.44">
                <text:p>58.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.0899999999999">
                <text:p>32.089999999999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.6099999999999">
                <text:p>32.6099999999999</text:p>
              </table:table-cell>
              <table:table-cell office:value-type="float" office:value="57.56">
                <text:p>57.5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.1299999999999">
                <text:p>33.1299999999999</text:p>
              </table:table-cell>
              <table:table-cell office:value-type="float" office:value="57.19">
                <text:p>57.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.6399999999999">
                <text:p>33.6399999999999</text:p>
              </table:table-cell>
              <table:table-cell office:value-type="float" office:value="56.75">
                <text:p>56.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.1600000000001">
                <text:p>34.1600000000001</text:p>
              </table:table-cell>
              <table:table-cell office:value-type="float" office:value="56.31">
                <text:p>56.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6800000000001">
                <text:p>34.6800000000001</text:p>
              </table:table-cell>
              <table:table-cell office:value-type="float" office:value="55.94">
                <text:p>55.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.2">
                <text:p>35.2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.71">
                <text:p>35.71</text:p>
              </table:table-cell>
              <table:table-cell office:value-type="float" office:value="55.13">
                <text:p>55.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.23">
                <text:p>36.23</text:p>
              </table:table-cell>
              <table:table-cell office:value-type="float" office:value="54.75">
                <text:p>54.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.75">
                <text:p>36.75</text:p>
              </table:table-cell>
              <table:table-cell office:value-type="float" office:value="54.38">
                <text:p>54.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.27">
                <text:p>37.27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.79">
                <text:p>37.79</text:p>
              </table:table-cell>
              <table:table-cell office:value-type="float" office:value="53.56">
                <text:p>53.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.3">
                <text:p>38.3</text:p>
              </table:table-cell>
              <table:table-cell office:value-type="float" office:value="53.06">
                <text:p>53.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.8199999999999">
                <text:p>38.8199999999999</text:p>
              </table:table-cell>
              <table:table-cell office:value-type="float" office:value="52.63">
                <text:p>52.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.3399999999999">
                <text:p>39.3399999999999</text:p>
              </table:table-cell>
              <table:table-cell office:value-type="float" office:value="52.19">
                <text:p>52.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.8599999999999">
                <text:p>39.8599999999999</text:p>
              </table:table-cell>
              <table:table-cell office:value-type="float" office:value="51.75">
                <text:p>51.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3699999999999">
                <text:p>40.3699999999999</text:p>
              </table:table-cell>
              <table:table-cell office:value-type="float" office:value="51.38">
                <text:p>51.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.8899999999999">
                <text:p>40.8899999999999</text:p>
              </table:table-cell>
              <table:table-cell office:value-type="float" office:value="50.94">
                <text:p>50.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.4100000000001">
                <text:p>41.4100000000001</text:p>
              </table:table-cell>
              <table:table-cell office:value-type="float" office:value="50.56">
                <text:p>50.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.9300000000001">
                <text:p>41.9300000000001</text:p>
              </table:table-cell>
              <table:table-cell office:value-type="float" office:value="50.13">
                <text:p>50.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.4400000000001">
                <text:p>42.4400000000001</text:p>
              </table:table-cell>
              <table:table-cell office:value-type="float" office:value="49.75">
                <text:p>49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.96">
                <text:p>42.96</text:p>
              </table:table-cell>
              <table:table-cell office:value-type="float" office:value="49.38">
                <text:p>49.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.48">
                <text:p>43.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">
                <text:p>44</text:p>
              </table:table-cell>
              <table:table-cell office:value-type="float" office:value="48.69">
                <text:p>48.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.52">
                <text:p>44.52</text:p>
              </table:table-cell>
              <table:table-cell office:value-type="float" office:value="48.31">
                <text:p>48.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.03">
                <text:p>45.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.55">
                <text:p>45.55</text:p>
              </table:table-cell>
              <table:table-cell office:value-type="float" office:value="47.69">
                <text:p>47.6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.0699999999999">
                <text:p>46.0699999999999</text:p>
              </table:table-cell>
              <table:table-cell office:value-type="float" office:value="47.38">
                <text:p>47.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.5799999999999">
                <text:p>46.5799999999999</text:p>
              </table:table-cell>
              <table:table-cell office:value-type="float" office:value="47.06">
                <text:p>47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7.0999999999999">
                <text:p>47.0999999999999</text:p>
              </table:table-cell>
              <table:table-cell office:value-type="float" office:value="46.75">
                <text:p>46.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.6199999999999">
                <text:p>47.6199999999999</text:p>
              </table:table-cell>
              <table:table-cell office:value-type="float" office:value="46.44">
                <text:p>46.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8.1399999999999">
                <text:p>48.1399999999999</text:p>
              </table:table-cell>
              <table:table-cell office:value-type="float" office:value="46.13">
                <text:p>46.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.6600000000001">
                <text:p>48.6600000000001</text:p>
              </table:table-cell>
              <table:table-cell office:value-type="float" office:value="45.88">
                <text:p>45.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9.1700000000001">
                <text:p>49.1700000000001</text:p>
              </table:table-cell>
              <table:table-cell office:value-type="float" office:value="45.63">
                <text:p>45.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.6900000000001">
                <text:p>49.6900000000001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0.21">
                <text:p>50.21</text:p>
              </table:table-cell>
              <table:table-cell office:value-type="float" office:value="45.06">
                <text:p>45.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.73">
                <text:p>50.73</text:p>
              </table:table-cell>
              <table:table-cell office:value-type="float" office:value="44.75">
                <text:p>44.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1.24">
                <text:p>51.24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1.76">
                <text:p>51.76</text:p>
              </table:table-cell>
              <table:table-cell office:value-type="float" office:value="44.25">
                <text:p>44.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2.28">
                <text:p>52.2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2.8">
                <text:p>52.8</text:p>
              </table:table-cell>
              <table:table-cell office:value-type="float" office:value="43.81">
                <text:p>43.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3.3199999999999">
                <text:p>53.3199999999999</text:p>
              </table:table-cell>
              <table:table-cell office:value-type="float" office:value="43.56">
                <text:p>43.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.8299999999999">
                <text:p>53.8299999999999</text:p>
              </table:table-cell>
              <table:table-cell office:value-type="float" office:value="43.31">
                <text:p>43.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4.3499999999999">
                <text:p>54.3499999999999</text:p>
              </table:table-cell>
              <table:table-cell office:value-type="float" office:value="43.06">
                <text:p>43.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.8699999999999">
                <text:p>54.8699999999999</text:p>
              </table:table-cell>
              <table:table-cell office:value-type="float" office:value="42.88">
                <text:p>42.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.3799999999999">
                <text:p>55.3799999999999</text:p>
              </table:table-cell>
              <table:table-cell office:value-type="float" office:value="42.69">
                <text:p>42.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.9000000000001">
                <text:p>55.9000000000001</text:p>
              </table:table-cell>
              <table:table-cell office:value-type="float" office:value="42.44">
                <text:p>42.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6.4200000000001">
                <text:p>56.4200000000001</text:p>
              </table:table-cell>
              <table:table-cell office:value-type="float" office:value="42.25">
                <text:p>42.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6.9400000000001">
                <text:p>56.940000000000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.46">
                <text:p>57.46</text:p>
              </table:table-cell>
              <table:table-cell office:value-type="float" office:value="41.81">
                <text:p>41.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7.97">
                <text:p>57.97</text:p>
              </table:table-cell>
              <table:table-cell office:value-type="float" office:value="41.63">
                <text:p>41.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8.49">
                <text:p>58.49</text:p>
              </table:table-cell>
              <table:table-cell office:value-type="float" office:value="41.44">
                <text:p>41.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9.01">
                <text:p>59.01</text:p>
              </table:table-cell>
              <table:table-cell office:value-type="float" office:value="41.25">
                <text:p>41.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3">
                <text:p>59.53</text:p>
              </table:table-cell>
              <table:table-cell office:value-type="float" office:value="41.06">
                <text:p>41.0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.04">
                <text:p>60.04</text:p>
              </table:table-cell>
              <table:table-cell office:value-type="float" office:value="40.88">
                <text:p>40.8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0.56">
                <text:p>60.56</text:p>
              </table:table-cell>
              <table:table-cell office:value-type="float" office:value="40.69">
                <text:p>40.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.0799999999999">
                <text:p>61.0799999999999</text:p>
              </table:table-cell>
              <table:table-cell office:value-type="float" office:value="40.5">
                <text:p>40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.5999999999999">
                <text:p>61.5999999999999</text:p>
              </table:table-cell>
              <table:table-cell office:value-type="float" office:value="40.31">
                <text:p>40.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2.1099999999999">
                <text:p>62.1099999999999</text:p>
              </table:table-cell>
              <table:table-cell office:value-type="float" office:value="40.13">
                <text:p>40.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2.6299999999999">
                <text:p>62.629999999999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3.1500000000001">
                <text:p>63.1500000000001</text:p>
              </table:table-cell>
              <table:table-cell office:value-type="float" office:value="39.81">
                <text:p>39.8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3.6700000000001">
                <text:p>63.6700000000001</text:p>
              </table:table-cell>
              <table:table-cell office:value-type="float" office:value="39.69">
                <text:p>39.6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4.1900000000001">
                <text:p>64.1900000000001</text:p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4.7">
                <text:p>64.7</text:p>
              </table:table-cell>
              <table:table-cell office:value-type="float" office:value="39.38">
                <text:p>39.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.22">
                <text:p>65.22</text:p>
              </table:table-cell>
              <table:table-cell office:value-type="float" office:value="39.19">
                <text:p>39.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5.74">
                <text:p>65.74</text:p>
              </table:table-cell>
              <table:table-cell office:value-type="float" office:value="39.06">
                <text:p>39.0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6.26">
                <text:p>66.26</text:p>
              </table:table-cell>
              <table:table-cell office:value-type="float" office:value="38.88">
                <text:p>38.8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6.77">
                <text:p>66.77</text:p>
              </table:table-cell>
              <table:table-cell office:value-type="float" office:value="38.75">
                <text:p>38.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7.29">
                <text:p>67.29</text:p>
              </table:table-cell>
              <table:table-cell office:value-type="float" office:value="38.63">
                <text:p>38.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7.8099999999999">
                <text:p>67.8099999999999</text:p>
              </table:table-cell>
              <table:table-cell office:value-type="float" office:value="38.44">
                <text:p>38.4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3299999999999">
                <text:p>68.3299999999999</text:p>
              </table:table-cell>
              <table:table-cell office:value-type="float" office:value="38.31">
                <text:p>38.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8.8399999999999">
                <text:p>68.8399999999999</text:p>
              </table:table-cell>
              <table:table-cell office:value-type="float" office:value="38.19">
                <text:p>38.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9.3599999999999">
                <text:p>69.3599999999999</text:p>
              </table:table-cell>
              <table:table-cell office:value-type="float" office:value="38.06">
                <text:p>38.0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9.8799999999999">
                <text:p>69.8799999999999</text:p>
              </table:table-cell>
              <table:table-cell office:value-type="float" office:value="37.94">
                <text:p>37.9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0.4000000000001">
                <text:p>70.4000000000001</text:p>
              </table:table-cell>
              <table:table-cell office:value-type="float" office:value="37.81">
                <text:p>37.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0.9100000000001">
                <text:p>70.9100000000001</text:p>
              </table:table-cell>
              <table:table-cell office:value-type="float" office:value="37.69">
                <text:p>37.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1.4300000000001">
                <text:p>71.4300000000001</text:p>
              </table:table-cell>
              <table:table-cell office:value-type="float" office:value="37.56">
                <text:p>37.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1.9500000000001">
                <text:p>71.9500000000001</text:p>
              </table:table-cell>
              <table:table-cell office:value-type="float" office:value="37.44">
                <text:p>37.4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2.47">
                <text:p>72.47</text:p>
              </table:table-cell>
              <table:table-cell office:value-type="float" office:value="37.31">
                <text:p>37.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2.98">
                <text:p>72.98</text:p>
              </table:table-cell>
              <table:table-cell office:value-type="float" office:value="37.19">
                <text:p>37.1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3.5">
                <text:p>73.5</text:p>
              </table:table-cell>
              <table:table-cell office:value-type="float" office:value="37.06">
                <text:p>37.0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4.02">
                <text:p>74.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4.54">
                <text:p>74.54</text:p>
              </table:table-cell>
              <table:table-cell office:value-type="float" office:value="36.88">
                <text:p>36.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5.06">
                <text:p>75.06</text:p>
              </table:table-cell>
              <table:table-cell office:value-type="float" office:value="36.75">
                <text:p>36.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5.5699999999999">
                <text:p>75.5699999999999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6.0899999999999">
                <text:p>76.0899999999999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6.6099999999999">
                <text:p>76.6099999999999</text:p>
              </table:table-cell>
              <table:table-cell office:value-type="float" office:value="36.38">
                <text:p>36.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7.1299999999999">
                <text:p>77.1299999999999</text:p>
              </table:table-cell>
              <table:table-cell office:value-type="float" office:value="36.31">
                <text:p>36.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7.6399999999999">
                <text:p>77.6399999999999</text:p>
              </table:table-cell>
              <table:table-cell office:value-type="float" office:value="36.19">
                <text:p>36.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8.1600000000001">
                <text:p>78.1600000000001</text:p>
              </table:table-cell>
              <table:table-cell office:value-type="float" office:value="36.06">
                <text:p>36.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.6800000000001">
                <text:p>78.6800000000001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9.2">
                <text:p>79.2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9.71">
                <text:p>79.71</text:p>
              </table:table-cell>
              <table:table-cell office:value-type="float" office:value="35.88">
                <text:p>35.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.23">
                <text:p>80.23</text:p>
              </table:table-cell>
              <table:table-cell office:value-type="float" office:value="35.81">
                <text:p>35.8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0.75">
                <text:p>80.75</text:p>
              </table:table-cell>
              <table:table-cell office:value-type="float" office:value="35.75">
                <text:p>35.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1.27">
                <text:p>81.27</text:p>
              </table:table-cell>
              <table:table-cell office:value-type="float" office:value="35.69">
                <text:p>35.6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1.79">
                <text:p>81.79</text:p>
              </table:table-cell>
              <table:table-cell office:value-type="float" office:value="35.69">
                <text:p>35.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2.3">
                <text:p>82.3</text:p>
              </table:table-cell>
              <table:table-cell office:value-type="float" office:value="35.56">
                <text:p>35.5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2.8199999999999">
                <text:p>82.819999999999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3.3399999999999">
                <text:p>83.3399999999999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3.8599999999999">
                <text:p>83.8599999999999</text:p>
              </table:table-cell>
              <table:table-cell office:value-type="float" office:value="35.38">
                <text:p>35.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4.3699999999999">
                <text:p>84.3699999999999</text:p>
              </table:table-cell>
              <table:table-cell office:value-type="float" office:value="35.31">
                <text:p>35.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4.8899999999999">
                <text:p>84.8899999999999</text:p>
              </table:table-cell>
              <table:table-cell office:value-type="float" office:value="35.19">
                <text:p>35.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5.4100000000001">
                <text:p>85.4100000000001</text:p>
              </table:table-cell>
              <table:table-cell office:value-type="float" office:value="35.13">
                <text:p>35.1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5.9300000000001">
                <text:p>85.9300000000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.4400000000001">
                <text:p>86.440000000000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6.96">
                <text:p>86.96</text:p>
              </table:table-cell>
              <table:table-cell office:value-type="float" office:value="34.88">
                <text:p>34.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7.48">
                <text:p>87.48</text:p>
              </table:table-cell>
              <table:table-cell office:value-type="float" office:value="34.81">
                <text:p>34.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8">
                <text:p>88</text:p>
              </table:table-cell>
              <table:table-cell office:value-type="float" office:value="34.75">
                <text:p>34.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8.51">
                <text:p>88.51</text:p>
              </table:table-cell>
              <table:table-cell office:value-type="float" office:value="34.63">
                <text:p>34.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9.03">
                <text:p>89.03</text:p>
              </table:table-cell>
              <table:table-cell office:value-type="float" office:value="34.56">
                <text:p>34.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.55">
                <text:p>89.55</text:p>
              </table:table-cell>
              <table:table-cell office:value-type="float" office:value="34.44">
                <text:p>34.4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0.0699999999999">
                <text:p>90.0699999999999</text:p>
              </table:table-cell>
              <table:table-cell office:value-type="float" office:value="34.38">
                <text:p>34.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0.5799999999999">
                <text:p>90.5799999999999</text:p>
              </table:table-cell>
              <table:table-cell office:value-type="float" office:value="34.25">
                <text:p>34.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1.0999999999999">
                <text:p>91.0999999999999</text:p>
              </table:table-cell>
              <table:table-cell office:value-type="float" office:value="34.19">
                <text:p>34.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1.6199999999999">
                <text:p>91.6199999999999</text:p>
              </table:table-cell>
              <table:table-cell office:value-type="float" office:value="34.13">
                <text:p>34.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2.1399999999999">
                <text:p>92.139999999999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2.6600000000001">
                <text:p>92.660000000000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3.1700000000001">
                <text:p>93.1700000000001</text:p>
              </table:table-cell>
              <table:table-cell office:value-type="float" office:value="33.88">
                <text:p>33.8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3.6900000000001">
                <text:p>93.6900000000001</text:p>
              </table:table-cell>
              <table:table-cell office:value-type="float" office:value="33.75">
                <text:p>33.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4.21">
                <text:p>94.21</text:p>
              </table:table-cell>
              <table:table-cell office:value-type="float" office:value="33.69">
                <text:p>33.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